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461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41cm"/>
    </style:style>
    <style:style style:name="Table1.B" style:family="table-column">
      <style:table-column-properties style:column-width="0.127cm"/>
    </style:style>
    <style:style style:name="Table1.C" style:family="table-column">
      <style:table-column-properties style:column-width="0.99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A2" style:family="table-cell">
      <style:table-cell-properties fo:padding="0.049cm" fo:border-left="none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2.341cm" table:align="center" style:may-break-between-rows="false"/>
    </style:style>
    <style:style style:name="Table2.A" style:family="table-column">
      <style:table-column-properties style:column-width="1.311cm"/>
    </style:style>
    <style:style style:name="Table2.B" style:family="table-column">
      <style:table-column-properties style:column-width="0.127cm"/>
    </style:style>
    <style:style style:name="Table2.C" style:family="table-column">
      <style:table-column-properties style:column-width="0.903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A2" style:family="table-cell">
      <style:table-cell-properties fo:padding="0.049cm" fo:border-left="none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2.461cm" table:align="center" style:may-break-between-rows="false"/>
    </style:style>
    <style:style style:name="Table3.A" style:family="table-column">
      <style:table-column-properties style:column-width="1.341cm"/>
    </style:style>
    <style:style style:name="Table3.B" style:family="table-column">
      <style:table-column-properties style:column-width="0.127cm"/>
    </style:style>
    <style:style style:name="Table3.C" style:family="table-column">
      <style:table-column-properties style:column-width="0.993cm"/>
    </style:style>
    <style:style style:name="Table3.A1" style:family="table-cell">
      <style:table-cell-properties fo:padding="0.049cm" fo:border="none" style:writing-mode="page"/>
    </style:style>
    <style:style style:name="Table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A2" style:family="table-cell">
      <style:table-cell-properties fo:padding="0.049cm" fo:border-left="none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2.595cm" table:align="center" style:may-break-between-rows="false"/>
    </style:style>
    <style:style style:name="Table4.A" style:family="table-column">
      <style:table-column-properties style:column-width="1.704cm"/>
    </style:style>
    <style:style style:name="Table4.B" style:family="table-column">
      <style:table-column-properties style:column-width="0.095cm"/>
    </style:style>
    <style:style style:name="Table4.C" style:family="table-column">
      <style:table-column-properties style:column-width="0.796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A2" style:family="table-cell">
      <style:table-cell-properties fo:padding="0.097cm" fo:border-left="none" fo:border-right="none" fo:border-top="none" fo:border-bottom="0.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Table5" style:family="table">
      <style:table-properties style:width="2.595cm" fo:margin-left="0.28cm" table:align="left" style:may-break-between-rows="false"/>
    </style:style>
    <style:style style:name="Table5.A" style:family="table-column">
      <style:table-column-properties style:column-width="1.704cm"/>
    </style:style>
    <style:style style:name="Table5.B" style:family="table-column">
      <style:table-column-properties style:column-width="0.095cm"/>
    </style:style>
    <style:style style:name="Table5.C" style:family="table-column">
      <style:table-column-properties style:column-width="0.796cm"/>
    </style:style>
    <style:style style:name="Table5.A1" style:family="table-cell">
      <style:table-cell-properties fo:padding="0.049cm" fo:border="none" style:writing-mode="page"/>
    </style:style>
    <style:style style:name="Table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A2" style:family="table-cell">
      <style:table-cell-properties fo:padding="0.097cm" fo:border-left="none" fo:border-right="none" fo:border-top="none" fo:border-bottom="0.5pt solid #000000" style:writing-mode="page"/>
    </style:style>
    <style:style style:name="Table5.C2" style:family="table-cell">
      <style:table-cell-properties fo:padding="0.049cm" fo:border-left="0.05pt solid #000000" fo:border-right="none" fo:border-top="none" fo:border-bottom="none" style:writing-mode="page"/>
    </style:style>
    <style:style style:name="Tableau49" style:family="table">
      <style:table-properties style:width="9.153cm" fo:margin-left="0cm" table:align="left"/>
    </style:style>
    <style:style style:name="Tableau49.A" style:family="table-column">
      <style:table-column-properties style:column-width="2.402cm"/>
    </style:style>
    <style:style style:name="Tableau49.B" style:family="table-column">
      <style:table-column-properties style:column-width="1.542cm"/>
    </style:style>
    <style:style style:name="Tableau49.C" style:family="table-column">
      <style:table-column-properties style:column-width="1.734cm"/>
    </style:style>
    <style:style style:name="Tableau49.E" style:family="table-column">
      <style:table-column-properties style:column-width="1.741cm"/>
    </style:style>
    <style:style style:name="Tableau49.A1" style:family="table-cell">
      <style:table-cell-properties fo:padding="0.097cm" fo:border-left="none" fo:border-right="0.5pt solid #000000" fo:border-top="none" fo:border-bottom="0.5pt solid #000000"/>
    </style:style>
    <style:style style:name="Tableau49.B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9.E1" style:family="table-cell">
      <style:table-cell-properties fo:background-color="#ecf191" fo:padding="0.097cm" fo:border="0.5pt solid #000000">
        <style:background-image/>
      </style:table-cell-properties>
    </style:style>
    <style:style style:name="Tableau49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5" style:family="table-row">
      <style:table-row-properties style:min-row-height="0.995cm"/>
    </style:style>
    <style:style style:name="Tableau49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9.151cm" fo:margin-left="0cm" fo:margin-right="0cm" table:align="margins"/>
    </style:style>
    <style:style style:name="Table14.A" style:family="table-column">
      <style:table-column-properties style:column-width="2.9cm" style:rel-column-width="20767*"/>
    </style:style>
    <style:style style:name="Table14.B" style:family="table-column">
      <style:table-column-properties style:column-width="1.723cm" style:rel-column-width="12341*"/>
    </style:style>
    <style:style style:name="Table14.C" style:family="table-column">
      <style:table-column-properties style:column-width="1.722cm" style:rel-column-width="12328*"/>
    </style:style>
    <style:style style:name="Table14.D" style:family="table-column">
      <style:table-column-properties style:column-width="2.806cm" style:rel-column-width="20099*"/>
    </style:style>
    <style:style style:name="Table14.1" style:family="table-row">
      <style:table-row-properties style:min-row-height="0.55cm"/>
    </style:style>
    <style:style style:name="Table14.A1" style:family="table-cell">
      <style:table-cell-properties style:vertical-align="middle" fo:background-color="#ecf191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1" style:family="table-cell">
      <style:table-cell-properties style:vertical-align="middle" fo:padding="0.101cm" fo:border="none"/>
    </style:style>
    <style:style style:name="Table14.D1" style:family="table-cell">
      <style:table-cell-properties style:vertical-align="middle" fo:background-color="#a9ce7b" fo:padding="0.101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ecf191" fo:padding="0.101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2" style:family="table-cell">
      <style:table-cell-properties style:vertical-align="middle" fo:padding="0.101cm" fo:border="none"/>
    </style:style>
    <style:style style:name="Table14.D2" style:family="table-cell">
      <style:table-cell-properties style:vertical-align="middle" fo:background-color="#a9ce7b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4.B3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3" style:family="table-cell">
      <style:table-cell-properties style:vertical-align="middle" fo:padding="0.101cm" fo:border="none"/>
    </style:style>
    <style:style style:name="Table14.B4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4" style:family="table-cell">
      <style:table-cell-properties style:vertical-align="middle" fo:padding="0.101cm" fo:border="none"/>
    </style:style>
    <style:style style:name="Table14.B5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5" style:family="table-cell">
      <style:table-cell-properties style:vertical-align="middle" fo:padding="0.101cm" fo:border="none"/>
    </style:style>
    <style:style style:name="Table14.B6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6" style:family="table-cell">
      <style:table-cell-properties style:vertical-align="middle" fo:padding="0.101cm" fo:border="none"/>
    </style:style>
    <style:style style:name="Tableau57" style:family="table">
      <style:table-properties style:width="9.151cm" table:align="margins" fo:background-color="transparent" fo:keep-with-next="auto" style:may-break-between-rows="true" style:writing-mode="page">
        <style:background-image/>
      </style:table-properties>
    </style:style>
    <style:style style:name="Tableau57.A" style:family="table-column">
      <style:table-column-properties style:column-width="2.545cm" style:rel-column-width="18234*"/>
    </style:style>
    <style:style style:name="Tableau57.B" style:family="table-column">
      <style:table-column-properties style:column-width="1.663cm" style:rel-column-width="11911*"/>
    </style:style>
    <style:style style:name="Tableau57.C" style:family="table-column">
      <style:table-column-properties style:column-width="1.67cm" style:rel-column-width="11963*"/>
    </style:style>
    <style:style style:name="Tableau57.D" style:family="table-column">
      <style:table-column-properties style:column-width="1.669cm" style:rel-column-width="11950*"/>
    </style:style>
    <style:style style:name="Tableau57.E" style:family="table-column">
      <style:table-column-properties style:column-width="1.603cm" style:rel-column-width="11477*"/>
    </style:style>
    <style:style style:name="Tableau57.1" style:family="table-row">
      <style:table-row-properties style:row-height="1.296cm" fo:background-color="transparent" fo:keep-together="auto">
        <style:background-image/>
      </style:table-row-properties>
    </style:style>
    <style:style style:name="Tableau57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7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E1" style:family="table-cell">
      <style:table-cell-properties style:vertical-align="middle" fo:padding="0.101cm" fo:border="0.5pt solid #000000"/>
    </style:style>
    <style:style style:name="Tableau57.A2" style:family="table-cell">
      <style:table-cell-properties style:vertical-align="middle" fo:background-color="#ecf191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57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3" style:family="table-row">
      <style:table-row-properties style:row-height="1.191cm" fo:background-color="transparent" fo:keep-together="auto">
        <style:background-image/>
      </style:table-row-properties>
    </style:style>
    <style:style style:name="Tableau57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4" style:family="table-row">
      <style:table-row-properties style:row-height="1.111cm" fo:background-color="transparent" fo:keep-together="auto">
        <style:background-image/>
      </style:table-row-properties>
    </style:style>
    <style:style style:name="Tableau57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5" style:family="table-row">
      <style:table-row-properties style:row-height="1.51cm" fo:background-color="transparent" fo:keep-together="auto">
        <style:background-image/>
      </style:table-row-properties>
    </style:style>
    <style:style style:name="Tableau57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5" style:family="table">
      <style:table-properties style:width="9.165cm" fo:margin-left="0cm" fo:margin-right="-0.014cm" fo:margin-top="0.3cm" fo:margin-bottom="0cm" table:align="margins"/>
    </style:style>
    <style:style style:name="Table25.A" style:family="table-column">
      <style:table-column-properties style:column-width="1.905cm" style:rel-column-width="13621*"/>
    </style:style>
    <style:style style:name="Table25.B" style:family="table-column">
      <style:table-column-properties style:column-width="2.21cm" style:rel-column-width="15803*"/>
    </style:style>
    <style:style style:name="Table25.C" style:family="table-column">
      <style:table-column-properties style:column-width="2.524cm" style:rel-column-width="18048*"/>
    </style:style>
    <style:style style:name="Table25.D" style:family="table-column">
      <style:table-column-properties style:column-width="2.526cm" style:rel-column-width="18063*"/>
    </style:style>
    <style:style style:name="Table25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5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5.D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25.2" style:family="table-row">
      <style:table-row-properties style:min-row-height="0.6cm"/>
    </style:style>
    <style:style style:name="Table25.B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C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D2" style:family="table-cell">
      <style:table-cell-properties style:vertical-align="bottom" fo:padding="0cm" fo:border="0.5pt solid #000000"/>
    </style:style>
    <style:style style:name="Table25.A3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25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5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9.14cm" table:align="left"/>
    </style:style>
    <style:style style:name="Table6.A" style:family="table-column">
      <style:table-column-properties style:column-width="1.794cm"/>
    </style:style>
    <style:style style:name="Table6.B" style:family="table-column">
      <style:table-column-properties style:column-width="1.81cm"/>
    </style:style>
    <style:style style:name="Table6.C" style:family="table-column">
      <style:table-column-properties style:column-width="1.891cm"/>
    </style:style>
    <style:style style:name="Table6.D" style:family="table-column">
      <style:table-column-properties style:column-width="1.808cm"/>
    </style:style>
    <style:style style:name="Table6.E" style:family="table-column">
      <style:table-column-properties style:column-width="1.838cm"/>
    </style:style>
    <style:style style:name="Table6.1" style:family="table-row">
      <style:table-row-properties style:row-height="1.101cm"/>
    </style:style>
    <style:style style:name="Table6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4.8cm" table:align="center" style:may-break-between-rows="false"/>
    </style:style>
    <style:style style:name="Table26.A" style:family="table-column">
      <style:table-column-properties style:column-width="2.335cm"/>
    </style:style>
    <style:style style:name="Table26.B" style:family="table-column">
      <style:table-column-properties style:column-width="0.157cm"/>
    </style:style>
    <style:style style:name="Table26.C" style:family="table-column">
      <style:table-column-properties style:column-width="2.307cm"/>
    </style:style>
    <style:style style:name="Table26.A1" style:family="table-cell">
      <style:table-cell-properties fo:padding="0.049cm" fo:border="none" style:writing-mode="page"/>
    </style:style>
    <style:style style:name="Table2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6.A2" style:family="table-cell">
      <style:table-cell-properties fo:padding="0.097cm" fo:border-left="none" fo:border-right="none" fo:border-top="none" fo:border-bottom="0.5pt solid #000000" style:writing-mode="page"/>
    </style:style>
    <style:style style:name="Table26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6.C3" style:family="table-cell">
      <style:table-cell-properties fo:padding="0.049cm" fo:border-left="0.05pt solid #000000" fo:border-right="none" fo:border-top="none" fo:border-bottom="none" style:writing-mode="page"/>
    </style:style>
    <style:style style:name="Table26.C4" style:family="table-cell">
      <style:table-cell-properties fo:padding="0.049cm" fo:border-left="0.05pt solid #000000" fo:border-right="none" fo:border-top="none" fo:border-bottom="none" style:writing-mode="page"/>
    </style:style>
    <style:style style:name="Table26.C5" style:family="table-cell">
      <style:table-cell-properties fo:padding="0.049cm" fo:border-left="0.05pt solid #000000" fo:border-right="none" fo:border-top="none" fo:border-bottom="none" style:writing-mode="page"/>
    </style:style>
    <style:style style:name="Table26.C6" style:family="table-cell">
      <style:table-cell-properties fo:padding="0.049cm" fo:border-left="0.05pt solid #000000" fo:border-right="none" fo:border-top="none" fo:border-bottom="none" style:writing-mode="page"/>
    </style:style>
    <style:style style:name="Table26.C7" style:family="table-cell">
      <style:table-cell-properties fo:padding="0.049cm" fo:border-left="0.05pt solid #000000" fo:border-right="none" fo:border-top="none" fo:border-bottom="none" style:writing-mode="page"/>
    </style:style>
    <style:style style:name="Table26.C8" style:family="table-cell">
      <style:table-cell-properties fo:padding="0.049cm" fo:border-left="0.05pt solid #000000" fo:border-right="none" fo:border-top="none" fo:border-bottom="none" style:writing-mode="page"/>
    </style:style>
    <style:style style:name="Table26.C9" style:family="table-cell">
      <style:table-cell-properties fo:padding="0.049cm" fo:border-left="0.05pt solid #000000" fo:border-right="none" fo:border-top="none" fo:border-bottom="none" style:writing-mode="page"/>
    </style:style>
    <style:style style:name="Table26.C10" style:family="table-cell">
      <style:table-cell-properties fo:padding="0.049cm" fo:border-left="0.05pt solid #000000" fo:border-right="none" fo:border-top="none" fo:border-bottom="none" style:writing-mode="page"/>
    </style:style>
    <style:style style:name="Table26.C11" style:family="table-cell">
      <style:table-cell-properties fo:padding="0.049cm" fo:border-left="0.05pt solid #000000" fo:border-right="none" fo:border-top="none" fo:border-bottom="none" style:writing-mode="page"/>
    </style:style>
    <style:style style:name="Table27" style:family="table">
      <style:table-properties style:width="4.8cm" table:align="center" style:may-break-between-rows="false"/>
    </style:style>
    <style:style style:name="Table27.A" style:family="table-column">
      <style:table-column-properties style:column-width="2.335cm"/>
    </style:style>
    <style:style style:name="Table27.B" style:family="table-column">
      <style:table-column-properties style:column-width="0.157cm"/>
    </style:style>
    <style:style style:name="Table27.C" style:family="table-column">
      <style:table-column-properties style:column-width="2.307cm"/>
    </style:style>
    <style:style style:name="Table27.A1" style:family="table-cell">
      <style:table-cell-properties fo:padding="0.049cm" fo:border="none" style:writing-mode="page"/>
    </style:style>
    <style:style style:name="Table2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A2" style:family="table-cell">
      <style:table-cell-properties fo:padding="0.097cm" fo:border-left="none" fo:border-right="none" fo:border-top="none" fo:border-bottom="0.5pt solid #000000" style:writing-mode="page"/>
    </style:style>
    <style:style style:name="Table27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7.C3" style:family="table-cell">
      <style:table-cell-properties fo:padding="0.049cm" fo:border-left="0.05pt solid #000000" fo:border-right="none" fo:border-top="none" fo:border-bottom="none" style:writing-mode="page"/>
    </style:style>
    <style:style style:name="Table27.C4" style:family="table-cell">
      <style:table-cell-properties fo:padding="0.049cm" fo:border-left="0.05pt solid #000000" fo:border-right="none" fo:border-top="none" fo:border-bottom="none" style:writing-mode="page"/>
    </style:style>
    <style:style style:name="Table27.C5" style:family="table-cell">
      <style:table-cell-properties fo:padding="0.049cm" fo:border-left="0.05pt solid #000000" fo:border-right="none" fo:border-top="none" fo:border-bottom="none" style:writing-mode="page"/>
    </style:style>
    <style:style style:name="Table27.C6" style:family="table-cell">
      <style:table-cell-properties fo:padding="0.049cm" fo:border-left="0.05pt solid #000000" fo:border-right="none" fo:border-top="none" fo:border-bottom="none" style:writing-mode="page"/>
    </style:style>
    <style:style style:name="Table27.C7" style:family="table-cell">
      <style:table-cell-properties fo:padding="0.049cm" fo:border-left="0.05pt solid #000000" fo:border-right="none" fo:border-top="none" fo:border-bottom="none" style:writing-mode="page"/>
    </style:style>
    <style:style style:name="Table27.C8" style:family="table-cell">
      <style:table-cell-properties fo:padding="0.049cm" fo:border-left="0.05pt solid #000000" fo:border-right="none" fo:border-top="none" fo:border-bottom="none" style:writing-mode="page"/>
    </style:style>
    <style:style style:name="Table27.C9" style:family="table-cell">
      <style:table-cell-properties fo:padding="0.049cm" fo:border-left="0.05pt solid #000000" fo:border-right="none" fo:border-top="none" fo:border-bottom="none" style:writing-mode="page"/>
    </style:style>
    <style:style style:name="Table28" style:family="table">
      <style:table-properties style:width="4.8cm" table:align="center" style:may-break-between-rows="false"/>
    </style:style>
    <style:style style:name="Table28.A" style:family="table-column">
      <style:table-column-properties style:column-width="2.335cm"/>
    </style:style>
    <style:style style:name="Table28.B" style:family="table-column">
      <style:table-column-properties style:column-width="0.157cm"/>
    </style:style>
    <style:style style:name="Table28.C" style:family="table-column">
      <style:table-column-properties style:column-width="2.307cm"/>
    </style:style>
    <style:style style:name="Table28.A1" style:family="table-cell">
      <style:table-cell-properties fo:padding="0.049cm" fo:border="none" style:writing-mode="page"/>
    </style:style>
    <style:style style:name="Table2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8.A2" style:family="table-cell">
      <style:table-cell-properties fo:padding="0.097cm" fo:border-left="none" fo:border-right="none" fo:border-top="none" fo:border-bottom="0.5pt solid #000000" style:writing-mode="page"/>
    </style:style>
    <style:style style:name="Table28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8.C3" style:family="table-cell">
      <style:table-cell-properties fo:padding="0.049cm" fo:border-left="0.05pt solid #000000" fo:border-right="none" fo:border-top="none" fo:border-bottom="none" style:writing-mode="page"/>
    </style:style>
    <style:style style:name="Table28.C4" style:family="table-cell">
      <style:table-cell-properties fo:padding="0.049cm" fo:border-left="0.05pt solid #000000" fo:border-right="none" fo:border-top="none" fo:border-bottom="none" style:writing-mode="page"/>
    </style:style>
    <style:style style:name="Table28.C5" style:family="table-cell">
      <style:table-cell-properties fo:padding="0.049cm" fo:border-left="0.05pt solid #000000" fo:border-right="none" fo:border-top="none" fo:border-bottom="none" style:writing-mode="page"/>
    </style:style>
    <style:style style:name="Table28.C6" style:family="table-cell">
      <style:table-cell-properties fo:padding="0.049cm" fo:border-left="0.05pt solid #000000" fo:border-right="none" fo:border-top="none" fo:border-bottom="none" style:writing-mode="page"/>
    </style:style>
    <style:style style:name="Table28.C7" style:family="table-cell">
      <style:table-cell-properties fo:padding="0.049cm" fo:border-left="0.05pt solid #000000" fo:border-right="none" fo:border-top="none" fo:border-bottom="none" style:writing-mode="page"/>
    </style:style>
    <style:style style:name="Table28.C8" style:family="table-cell">
      <style:table-cell-properties fo:padding="0.049cm" fo:border-left="0.05pt solid #000000" fo:border-right="none" fo:border-top="none" fo:border-bottom="none" style:writing-mode="page"/>
    </style:style>
    <style:style style:name="Table28.A9" style:family="table-cell">
      <style:table-cell-properties fo:padding="0.097cm" fo:border="none" style:writing-mode="page"/>
    </style:style>
    <style:style style:name="Table28.C9" style:family="table-cell">
      <style:table-cell-properties fo:padding="0.049cm" fo:border-left="0.05pt solid #000000" fo:border-right="none" fo:border-top="none" fo:border-bottom="none" style:writing-mode="page"/>
    </style:style>
    <style:style style:name="Table29" style:family="table">
      <style:table-properties style:width="4.8cm" table:align="center" style:may-break-between-rows="false"/>
    </style:style>
    <style:style style:name="Table29.A" style:family="table-column">
      <style:table-column-properties style:column-width="2.335cm"/>
    </style:style>
    <style:style style:name="Table29.B" style:family="table-column">
      <style:table-column-properties style:column-width="0.157cm"/>
    </style:style>
    <style:style style:name="Table29.C" style:family="table-column">
      <style:table-column-properties style:column-width="2.307cm"/>
    </style:style>
    <style:style style:name="Table29.A1" style:family="table-cell">
      <style:table-cell-properties fo:padding="0.049cm" fo:border="none" style:writing-mode="page"/>
    </style:style>
    <style:style style:name="Table2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9.A2" style:family="table-cell">
      <style:table-cell-properties fo:padding="0.097cm" fo:border-left="none" fo:border-right="none" fo:border-top="none" fo:border-bottom="0.5pt solid #000000" style:writing-mode="page"/>
    </style:style>
    <style:style style:name="Table29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9.A3" style:family="table-cell">
      <style:table-cell-properties fo:padding="0.097cm" fo:border="none" style:writing-mode="page"/>
    </style:style>
    <style:style style:name="Table29.C3" style:family="table-cell">
      <style:table-cell-properties fo:padding="0.049cm" fo:border-left="0.05pt solid #000000" fo:border-right="none" fo:border-top="none" fo:border-bottom="none" style:writing-mode="page"/>
    </style:style>
    <style:style style:name="Table29.C4" style:family="table-cell">
      <style:table-cell-properties fo:padding="0.049cm" fo:border-left="0.05pt solid #000000" fo:border-right="none" fo:border-top="none" fo:border-bottom="none" style:writing-mode="page"/>
    </style:style>
    <style:style style:name="Table29.A5" style:family="table-cell">
      <style:table-cell-properties fo:padding="0.097cm" fo:border="none" style:writing-mode="page"/>
    </style:style>
    <style:style style:name="Table29.C5" style:family="table-cell">
      <style:table-cell-properties fo:padding="0.049cm" fo:border-left="0.05pt solid #000000" fo:border-right="none" fo:border-top="none" fo:border-bottom="none" style:writing-mode="page"/>
    </style:style>
    <style:style style:name="Table29.C6" style:family="table-cell">
      <style:table-cell-properties fo:padding="0.049cm" fo:border-left="0.05pt solid #000000" fo:border-right="none" fo:border-top="none" fo:border-bottom="none" style:writing-mode="page"/>
    </style:style>
    <style:style style:name="Table29.A7" style:family="table-cell">
      <style:table-cell-properties fo:padding="0.097cm" fo:border="none" style:writing-mode="page"/>
    </style:style>
    <style:style style:name="Table29.C7" style:family="table-cell">
      <style:table-cell-properties fo:padding="0.049cm" fo:border-left="0.05pt solid #000000" fo:border-right="none" fo:border-top="none" fo:border-bottom="none" style:writing-mode="page"/>
    </style:style>
    <style:style style:name="Table29.C8" style:family="table-cell">
      <style:table-cell-properties fo:padding="0.049cm" fo:border-left="0.05pt solid #000000" fo:border-right="none" fo:border-top="none" fo:border-bottom="none" style:writing-mode="page"/>
    </style:style>
    <style:style style:name="Table29.A9" style:family="table-cell">
      <style:table-cell-properties fo:padding="0.097cm" fo:border="none" style:writing-mode="page"/>
    </style:style>
    <style:style style:name="Table29.C9" style:family="table-cell">
      <style:table-cell-properties fo:padding="0.049cm" fo:border-left="0.05pt solid #000000" fo:border-right="none" fo:border-top="none" fo:border-bottom="none" style:writing-mode="page"/>
    </style:style>
    <style:style style:name="Table29.C10" style:family="table-cell">
      <style:table-cell-properties fo:padding="0.049cm" fo:border-left="0.05pt solid #000000" fo:border-right="none" fo:border-top="none" fo:border-bottom="none" style:writing-mode="page"/>
    </style:style>
    <style:style style:name="Table7" style:family="table">
      <style:table-properties style:width="9.137cm" fo:margin-left="0cm" fo:margin-right="0.014cm" table:align="margins"/>
    </style:style>
    <style:style style:name="Table7.A" style:family="table-column">
      <style:table-column-properties style:column-width="2.004cm" style:rel-column-width="14372*"/>
    </style:style>
    <style:style style:name="Table7.B" style:family="table-column">
      <style:table-column-properties style:column-width="2.378cm" style:rel-column-width="17054*"/>
    </style:style>
    <style:style style:name="Table7.D" style:family="table-column">
      <style:table-column-properties style:column-width="2.378cm" style:rel-column-width="17055*"/>
    </style:style>
    <style:style style:name="Table7.1" style:family="table-row">
      <style:table-row-properties style:row-height="1.707cm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7.2" style:family="table-row">
      <style:table-row-properties style:row-height="0.7cm"/>
    </style:style>
    <style:style style:name="Table7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2" style:family="table-cell">
      <style:table-cell-properties style:vertical-align="middle" fo:padding="0.097cm" fo:border="0.5pt solid #000000"/>
    </style:style>
    <style:style style:name="Table7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">
      <style:text-properties fo:font-weight="normal" style:font-weight-asian="normal" style:font-weight-complex="normal"/>
    </style:style>
    <style:style style:name="P103" style:family="paragraph" style:parent-style-name="_5f_Tableau_5f_Centré">
      <style:paragraph-properties fo:text-align="start" style:justify-single-word="false"/>
      <style:text-properties fo:font-weight="normal" style:font-weight-asian="normal" style:font-weight-complex="normal"/>
    </style:style>
    <style:style style:name="P104" style:family="paragraph" style:parent-style-name="_5f_Tableau_5f_Centré">
      <style:paragraph-properties fo:text-align="start" style:justify-single-word="false"/>
    </style:style>
    <style:style style:name="P105" style:family="paragraph" style:parent-style-name="_5f_Tableau_5f_Centré_5f_Gras">
      <style:text-properties fo:font-weight="normal" style:font-weight-asian="normal" style:font-weight-complex="normal"/>
    </style:style>
    <style:style style:name="P106" style:family="paragraph" style:parent-style-name="_5f_Tableau_5f_Centré_5f_Gras">
      <style:paragraph-properties fo:text-align="end" style:justify-single-word="false"/>
      <style:text-properties fo:font-weight="normal" style:font-weight-asian="normal" style:font-weight-complex="normal"/>
    </style:style>
    <style:style style:name="P107" style:family="paragraph" style:parent-style-name="_5f_Tableau_5f_Centré_5f_Gras">
      <style:paragraph-properties fo:text-align="start" style:justify-single-word="false"/>
      <style:text-properties fo:font-weight="normal" style:font-weight-asian="normal" style:font-weight-complex="normal"/>
    </style:style>
    <style:style style:name="P108" style:family="paragraph" style:parent-style-name="_5f_Tableau_5f_Centré_5f_Gras">
      <style:text-properties fo:font-weight="normal" officeooo:paragraph-rsid="0218add0" style:font-weight-asian="normal" style:font-weight-complex="normal"/>
    </style:style>
    <style:style style:name="P109" style:family="paragraph" style:parent-style-name="_5f_Tableau_5f_Centré_5f_Gras">
      <style:text-properties fo:font-weight="normal" officeooo:paragraph-rsid="021aac63" style:font-weight-asian="normal" style:font-weight-complex="normal"/>
    </style:style>
    <style:style style:name="P110" style:family="paragraph" style:parent-style-name="_5f_Tableau_5f_Centré_5f_Gras">
      <style:paragraph-properties fo:text-align="end" style:justify-single-word="false"/>
    </style:style>
    <style:style style:name="P111" style:family="paragraph" style:parent-style-name="_5f_Tableau_5f_Centré_5f_Gras">
      <style:paragraph-properties fo:text-align="start" style:justify-single-word="false"/>
    </style:style>
    <style:style style:name="P112" style:family="paragraph" style:parent-style-name="_5f_Tableau_5f_Centré_5f_Gras">
      <style:text-properties officeooo:paragraph-rsid="021aac63"/>
    </style:style>
    <style:style style:name="P113" style:family="paragraph" style:parent-style-name="_5f_Footer_20_page_20_impaire_20__28_D_29_"/>
    <style:style style:name="P11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6" style:family="paragraph" style:parent-style-name="_5f_Footer_20_page_20_paire_20__28_G_29_"/>
    <style:style style:name="P117" style:family="paragraph" style:parent-style-name="_5f_Footer_20_page_20_paire_20__28_G_29_">
      <style:text-properties fo:font-size="9pt" style:font-size-asian="9pt" style:font-size-complex="9pt"/>
    </style:style>
    <style:style style:name="P118" style:family="paragraph" style:parent-style-name="_5f_Paragraphe_5f_Réponse_5f_Elève" style:list-style-name="_5f_Numérotation_20_des_20_exercices">
      <style:text-properties officeooo:paragraph-rsid="021aac63"/>
    </style:style>
    <style:style style:name="P11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0" style:family="paragraph" style:parent-style-name="_5f_Paragraphe_5f_avec_5f_Num_5f_Question" style:list-style-name="_5f_Numérotation_20_des_20_exercices"/>
    <style:style style:name="P121" style:family="paragraph" style:parent-style-name="_5f_Paragraphe_5f_avec_5f_Num_5f_Question" style:list-style-name="_5f_Numérotation_20_des_20_exercices">
      <style:text-properties officeooo:paragraph-rsid="021aac63"/>
    </style:style>
    <style:style style:name="P122" style:family="paragraph" style:parent-style-name="_5f_Paragraphe_5f_avec_5f_Num_5f_Question" style:list-style-name="_5f_Numérotation_20_des_20_exercices">
      <style:text-properties fo:font-weight="normal" style:font-weight-asian="normal" style:font-weight-complex="normal"/>
    </style:style>
    <style:style style:name="P123" style:family="paragraph" style:parent-style-name="_5f_Premier_5f_Titre_5f_Exercices_5f_avec_5f_Num_5f_Exo_5f_sans_5f_Titre" style:list-style-name="_5f_Numérotation_20_des_20_exercices"/>
    <style:style style:name="P124" style:family="paragraph" style:parent-style-name="_5f_Premier_5f_Titre_5f_Exercices_5f_avec_5f_Num_5f_Exo_5f_sans_5f_Titre" style:list-style-name="_5f_Numérotation_20_des_20_exercices" style:master-page-name="_33__5f_3_5f_SERIE_5f_N_5f_GAUCHE_5f_ET_5f_DROITE_5f_2COL">
      <style:paragraph-properties style:page-number="auto"/>
    </style:style>
    <style:style style:name="P125" style:family="paragraph" style:parent-style-name="_5f_Tableau_5f_Centré" style:list-style-name="List_20_1"/>
    <style:style style:name="P126" style:family="paragraph" style:parent-style-name="_5f_Tableau_5f_Centré_5f_Gras" style:list-style-name="List_20_1"/>
    <style:style style:name="P127" style:family="paragraph" style:parent-style-name="_5f_Titre_5f_Exercices_5f_avec_5f_Titre" style:list-style-name="_5f_Numérotation_20_des_20_exercices"/>
    <style:style style:name="P128" style:family="paragraph" style:parent-style-name="_5f_Titre_5f_Exercices_5f_sans_5f_Titre" style:list-style-name="_5f_Numérotation_20_des_20_exercices"/>
    <style:style style:name="P129" style:family="paragraph">
      <style:paragraph-properties fo:text-align="center"/>
    </style:style>
    <style:style style:name="P1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7e12c"/>
    </style:style>
    <style:style style:name="P1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7" style:family="paragraph">
      <loext:graphic-properties draw:fill="solid" draw:fill-color="#7fb241"/>
    </style:style>
    <style:style style:name="P138" style:family="paragraph">
      <loext:graphic-properties draw:fill="solid" draw:fill-color="#1ca2b8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P141" style:family="paragraph">
      <loext:graphic-properties draw:fill="none"/>
    </style:style>
    <style:style style:name="P142" style:family="paragraph">
      <loext:graphic-properties draw:fill="none"/>
      <style:text-properties fo:font-size="12pt"/>
    </style:style>
    <style:style style:name="P143" style:family="paragraph">
      <loext:graphic-properties draw:fill-color="#ff0000"/>
      <style:paragraph-properties fo:text-align="cente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Bitstream Vera Sans2" fo:font-size="10pt" fo:language="fr" fo:country="FR" fo:font-style="normal" fo:font-weight="normal" officeooo:rsid="002bc847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1" style:family="text">
      <style:text-properties style:text-position="0% 100%" fo:language="fr" fo:country="FR" fo:font-style="normal" fo:font-weight="normal" officeooo:rsid="002bc847" style:font-name-asian="Times New Roman1" style:font-style-asian="normal" style:font-weight-asian="normal" style:font-name-complex="Times New Roman1" style:font-style-complex="normal" style:font-weight-complex="normal"/>
    </style:style>
    <style:style style:name="T152" style:family="text">
      <style:text-properties officeooo:rsid="0160d7ef"/>
    </style:style>
    <style:style style:name="T153" style:family="text">
      <style:text-properties officeooo:rsid="0072f07f"/>
    </style:style>
    <style:style style:name="T154" style:family="text">
      <style:text-properties officeooo:rsid="0268e0aa"/>
    </style:style>
    <style:style style:name="T155" style:family="text">
      <style:text-properties officeooo:rsid="026ec296"/>
    </style:style>
    <style:style style:name="T156" style:family="text">
      <style:text-properties officeooo:rsid="0272f9e5"/>
    </style:style>
    <style:style style:name="T157" style:family="text">
      <style:text-properties officeooo:rsid="02757f12"/>
    </style:style>
    <style:style style:name="T158" style:family="text">
      <style:text-properties officeooo:rsid="02735980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f8729d"/>
    </style:style>
    <style:style style:name="T163" style:family="text">
      <style:text-properties officeooo:rsid="010c4d3a"/>
    </style:style>
    <style:style style:name="T164" style:family="text">
      <style:text-properties fo:font-size="16pt" style:font-size-asian="16pt" style:font-size-complex="16pt"/>
    </style:style>
    <style:style style:name="T165" style:family="text">
      <style:text-properties officeooo:rsid="00b6801f"/>
    </style:style>
    <style:style style:name="T166" style:family="text">
      <style:text-properties officeooo:rsid="014407b5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language="fr" fo:country="FR"/>
    </style:style>
    <style:style style:name="T183" style:family="text">
      <style:text-properties fo:font-size="9pt" style:font-size-asian="9pt" style:font-size-complex="9pt"/>
    </style:style>
    <style:style style:name="T184" style:family="text">
      <style:text-properties fo:font-size="9pt" fo:font-weight="normal" style:font-size-asian="9pt" style:font-weight-asian="normal" style:font-size-complex="9pt" style:font-weight-complex="normal"/>
    </style:style>
    <style:style style:name="T185" style:family="text">
      <style:text-properties style:font-name="Times New Roman1" fo:language="fr" fo:country="FR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6" style:family="text">
      <style:text-properties fo:font-size="7pt" style:font-size-asian="7pt" style:font-size-complex="7pt"/>
    </style:style>
    <style:style style:name="T187" style:family="text">
      <style:text-properties fo:font-size="8pt" style:font-size-asian="8pt" style:font-size-complex="8pt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style:use-window-font-color="true" loext:opacity="0%"/>
    </style:style>
    <style:style style:name="T190" style:family="text">
      <style:text-properties style:use-window-font-color="true" loext:opacity="0%" fo:background-color="transparent" loext:char-shading-value="0"/>
    </style:style>
    <style:style style:name="T191" style:family="text">
      <style:text-properties fo:color="#000000" loext:opacity="100%" style:font-name="Bitstream Vera Sans" fo:font-size="10pt" fo:language="fr" fo:country="FR" officeooo:rsid="0218add0"/>
    </style:style>
    <style:style style:name="T192" style:family="text">
      <style:text-properties style:font-name="Bitstream Vera Sans2" fo:language="fr" fo:country="FR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3" style:family="text">
      <style:text-properties style:font-name="Bitstream Vera Sans2" fo:language="fr" fo:country="FR" style:text-underline-style="none" officeooo:rsid="004b8dbd" style:font-size-complex="9pt" style:text-overline-style="none" style:text-overline-color="font-color"/>
    </style:style>
    <style:style style:name="T194" style:family="text">
      <style:text-properties style:font-name="Bitstream Vera Sans2" fo:font-size="10pt" fo:language="fr" fo:country="FR" style:text-underline-style="none" fo:font-weight="normal" officeooo:rsid="004b8dbd" style:font-size-asian="10pt" style:font-weight-asian="normal" style:font-size-complex="10pt" style:font-weight-complex="normal" style:text-overline-style="none" style:text-overline-color="font-color"/>
    </style:style>
    <style:style style:name="T195" style:family="text">
      <style:text-properties style:font-name="Bitstream Vera Sans2" fo:font-size="10pt" fo:language="fr" fo:country="FR" style:text-underline-style="none" officeooo:rsid="004b8dbd" style:font-size-asian="10pt" style:font-size-complex="10pt" style:text-overline-style="none" style:text-overline-color="font-color"/>
    </style:style>
    <style:style style:name="T196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7" style:family="text">
      <style:text-properties officeooo:rsid="021faafe"/>
    </style:style>
    <style:style style:name="T198" style:family="text">
      <style:text-properties fo:color="#e8c32a" loext:opacity="100%" fo:font-weight="bold" style:font-weight-asian="bold" style:font-weight-complex="bold"/>
    </style:style>
    <style:style style:name="T199" style:family="text"/>
    <style:style style:name="T20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198cm">
          <style:column-sep style:width="0.035cm" style:color="#d7e12c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35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76cm" svg:stroke-color="#acb20c" draw:marker-start-width="0.457cm" draw:marker-end-width="0.457cm" draw:fill="none" draw:textarea-horizontal-align="justify" draw:textarea-vertical-align="middle" draw:auto-grow-height="false" fo:min-height="0.545cm" fo:min-width="0.741cm" fo:padding-top="0.037cm" fo:padding-bottom="0.037cm" fo:padding-left="0.037cm" fo:padding-right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1cm" svg:stroke-color="#00a933" draw:marker-start-width="0.413cm" draw:marker-end-width="0.413cm" draw:fill="none" draw:textarea-horizontal-align="justify" draw:textarea-vertical-align="middle" draw:auto-grow-height="false" fo:min-height="0.332cm" fo:min-width="0.328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441cm" fo:min-width="0.86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1cm" svg:stroke-color="#000000" draw:marker-start-width="0.413cm" draw:marker-end-width="0.413cm" draw:fill="none" draw:textarea-horizontal-align="justify" draw:textarea-vertical-align="middle" draw:auto-grow-height="false" fo:min-height="0.404cm" fo:min-width="0.561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28cm" fo:min-width="0.4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28cm" fo:min-width="0.335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41cm" svg:stroke-color="#000000" draw:marker-start-width="0.413cm" draw:marker-end-width="0.413cm" draw:fill="none" draw:textarea-horizontal-align="justify" draw:textarea-vertical-align="middle" draw:auto-grow-height="false" fo:min-height="0.443cm" fo:min-width="0.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41cm" svg:stroke-color="#00a933" draw:marker-start-width="0.413cm" draw:marker-end-width="0.413cm" draw:fill="none" draw:textarea-horizontal-align="justify" draw:textarea-vertical-align="middle" draw:auto-grow-height="false" fo:min-height="0.374cm" fo:min-width="0.367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395cm" fo:min-width="0.758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76cm" svg:stroke-color="#acb20c" draw:marker-start-width="0.457cm" draw:marker-end-width="0.457cm" draw:fill="none" draw:textarea-horizontal-align="justify" draw:textarea-vertical-align="middle" draw:auto-grow-height="false" fo:min-height="0.619cm" fo:min-width="0.815cm" fo:padding-top="0.037cm" fo:padding-bottom="0.037cm" fo:padding-left="0.037cm" fo:padding-right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71cm" svg:stroke-color="#acb20c" draw:marker-start-width="0.46cm" draw:marker-end-width="0.46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71cm" svg:stroke-color="#acb20c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71cm" svg:stroke-color="#acb20c" draw:marker-start-width="0.46cm" draw:marker-end-width="0.46cm" draw:fill-color="#ff0000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6" draw:name="Shape3_1" draw:style-name="gr30" draw:text-style-name="P129" svg:x1="10.749cm" svg:y1="1.363cm" svg:x2="21.997cm" svg:y2="1.411cm">
        <text:p/>
      </draw:line>
      <draw:frame text:anchor-type="page" text:anchor-page-number="2" draw:z-index="5" draw:name="Shape8_3" draw:style-name="gr31" draw:text-style-name="P136" svg:width="2.703cm" svg:height="0.715cm" draw:transform="rotate (0.0872664625997165) translate (1.32644444444444cm 1.21884722222222cm)">
        <draw:text-box>
          <text:p text:style-name="P129"><text:span text:style-name="T200">Série 3</text:span></text:p>
        </draw:text-box>
      </draw:frame>
      <draw:path text:anchor-type="page" text:anchor-page-number="2" draw:z-index="4" draw:name="Shape1_0" draw:style-name="gr32" draw:text-style-name="P132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30" draw:text-style-name="P129" svg:x1="10.749cm" svg:y1="1.363cm" svg:x2="21.997cm" svg:y2="1.411cm">
        <text:p/>
      </draw:line>
      <draw:frame text:anchor-type="page" text:anchor-page-number="2" draw:z-index="2" draw:name="Shape8_1" draw:style-name="gr31" draw:text-style-name="P136" svg:width="2.703cm" svg:height="0.715cm" draw:transform="rotate (0.0872664625997165) translate (1.32644444444444cm 1.21884722222222cm)">
        <draw:text-box>
          <text:p text:style-name="P129"><text:span text:style-name="T200">Série 2</text:span></text:p>
        </draw:text-box>
      </draw:frame>
      <draw:frame text:anchor-type="page" text:anchor-page-number="1" draw:z-index="1" draw:name="Shape8_0" draw:style-name="gr31" draw:text-style-name="P136" svg:width="2.703cm" svg:height="0.715cm" draw:transform="rotate (0.0872664625997165) translate (1.32644444444444cm 1.21884722222222cm)">
        <draw:text-box>
          <text:p text:style-name="P129"><text:span text:style-name="T200">Série 3</text:span></text:p>
        </draw:text-box>
      </draw:frame>
      <draw:path text:anchor-type="page" text:anchor-page-number="1" draw:z-index="0" draw:name="Shape1" draw:style-name="gr32" draw:text-style-name="P132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196033912" text:style-name="_5f_Numérotation_20_des_20_exercices">
              <text:list-item>
                <text:h text:style-name="P124" text:outline-level="1"><text:span text:style-name="_5f_Caractères">Dans les deux divisions suivantes, entoure en bleu le dividende, en vert le reste, en noir le divi­seur et en rouge le quotient. Complète ensuite la phrase.</text:span></text:h>
              </text:list-item>
            </text:list>
            <text:section text:style-name="Sect1" text:name="Section2">
              <text:list xml:id="list125535499846606" text:continue-numbering="true" text:style-name="_5f_Numérotation_20_des_20_exercices">
                <text:list-item>
                  <text:list>
                    <text:list-item>
                      <text:p text:style-name="P120"><draw:custom-shape text:anchor-type="paragraph" draw:z-index="14" draw:name="Forme9" draw:style-name="gr25" draw:text-style-name="P142" svg:width="1.126cm" svg:height="0.611cm" svg:x="1.072cm" svg:y="0.6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p>
                    </text:list-item>
                  </text:list>
                </text:list-item>
              </text:list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 table:style-name="Table1.1">
                  <table:table-cell table:style-name="Table1.A1" office:value-type="string">
                    <text:h text:style-name="P106" text:outline-level="1"><draw:custom-shape text:anchor-type="paragraph" draw:z-index="16" draw:name="Forme11" draw:style-name="gr23" draw:text-style-name="P141" svg:width="0.847cm" svg:height="0.623cm" svg:x="1.464cm" svg:y="0.0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 5 4</text:h>
                  </table:table-cell>
                  <table:table-cell table:style-name="Table1.A1" office:value-type="string">
                    <text:h text:style-name="P105" text:outline-level="1"/>
                  </table:table-cell>
                  <table:table-cell table:style-name="Table1.C1" office:value-type="string">
                    <text:h text:style-name="P107" text:outline-level="1"><text:s/>2 5</text:h>
                  </table:table-cell>
                </table:table-row>
                <table:table-row table:style-name="Table1.1">
                  <table:table-cell table:style-name="Table1.A2" office:value-type="string">
                    <text:h text:style-name="P106" text:outline-level="1">– 1 5 0</text:h>
                  </table:table-cell>
                  <table:table-cell table:style-name="Table1.A1" office:value-type="string">
                    <text:h text:style-name="_5f_Tableau_5f_Centré" text:outline-level="1"/>
                  </table:table-cell>
                  <table:table-cell table:style-name="Table1.C2" office:value-type="string">
                    <text:h text:style-name="P104" text:outline-level="1"><draw:custom-shape text:anchor-type="paragraph" draw:z-index="17" draw:name="Forme12" draw:style-name="gr22" draw:text-style-name="P141" svg:width="0.53cm" svg:height="0.516cm" svg:x="0.01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6</text:h>
                  </table:table-cell>
                </table:table-row>
                <table:table-row table:style-name="Table1.1">
                  <table:table-cell table:style-name="Table1.A1" office:value-type="string">
                    <text:h text:style-name="P106" text:outline-level="1"><draw:custom-shape text:anchor-type="paragraph" draw:z-index="15" draw:name="Forme10" draw:style-name="gr24" draw:text-style-name="P141" svg:width="0.516cm" svg:height="0.53cm" svg:x="0.78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4</text:h>
                  </table:table-cell>
                  <table:table-cell table:style-name="Table1.A1" office:value-type="string">
                    <text:h text:style-name="_5f_Tableau_5f_Centré" text:outline-level="1"/>
                  </table:table-cell>
                  <table:table-cell table:style-name="Table1.C2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><draw:custom-shape text:anchor-type="paragraph" draw:z-index="19" draw:name="Forme11_0" draw:style-name="gr20" draw:text-style-name="P141" svg:width="0.847cm" svg:height="0.623cm" svg:x="7.329cm" svg:y="-2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9_0" draw:style-name="gr19" draw:text-style-name="P142" svg:width="1.274cm" svg:height="0.678cm" draw:transform="rotate (-3.14159265358979) translate (7.25311111111111cm -1.9349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Le quotient de 154 par 25 est </text:span><text:span text:style-name="_5f_Caractères_5f_correction">6 </text:span><text:span text:style-name="_5f_Caractères">et il reste </text:span><text:span text:style-name="_5f_Caractères_5f_correction">4</text:span></text:h>
              <text:list xml:id="list125535963860850" text:continue-numbering="true" text:style-name="_5f_Numérotation_20_des_20_exercices">
                <text:list-item>
                  <text:list>
                    <text:list-item>
                      <text:p text:style-name="P122"/>
                    </text:list-item>
                  </text:list>
                </text:list-item>
              </text:list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 table:style-name="TableLine102252768">
                  <table:table-cell table:style-name="Table2.A1" office:value-type="string">
                    <text:h text:style-name="P106" text:outline-level="1">8 8 4</text:h>
                  </table:table-cell>
                  <table:table-cell table:style-name="Table2.A1" office:value-type="string">
                    <text:h text:style-name="P105" text:outline-level="1"/>
                  </table:table-cell>
                  <table:table-cell table:style-name="Table2.C1" office:value-type="string">
                    <text:h text:style-name="P107" text:outline-level="1"><text:s/>3 4</text:h>
                  </table:table-cell>
                </table:table-row>
                <table:table-row table:style-name="TableLine92804464">
                  <table:table-cell table:style-name="Table2.A2" office:value-type="string">
                    <text:h text:style-name="P106" text:outline-level="1">– 2 0 4</text:h>
                  </table:table-cell>
                  <table:table-cell table:style-name="Table2.A1" office:value-type="string">
                    <text:h text:style-name="P102" text:outline-level="1"/>
                  </table:table-cell>
                  <table:table-cell table:style-name="Table2.C2" office:value-type="string">
                    <text:h text:style-name="P103" text:outline-level="1"><draw:custom-shape text:anchor-type="paragraph" draw:z-index="18" draw:name="Forme12_0" draw:style-name="gr21" draw:text-style-name="P141" svg:width="0.705cm" svg:height="0.516cm" svg:x="0.04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2 6</text:h>
                  </table:table-cell>
                </table:table-row>
                <table:table-row table:style-name="TableLine98137200">
                  <table:table-cell table:style-name="Table2.A1" office:value-type="string">
                    <text:h text:style-name="P106" text:outline-level="1"><draw:custom-shape text:anchor-type="paragraph" draw:z-index="21" draw:name="Forme10_0" draw:style-name="gr18" draw:text-style-name="P141" svg:width="0.516cm" svg:height="0.523cm" svg:x="0.767cm" svg:y="0.0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0</text:h>
                  </table:table-cell>
                  <table:table-cell table:style-name="Table2.A1" office:value-type="string">
                    <text:h text:style-name="P102" text:outline-level="1"/>
                  </table:table-cell>
                  <table:table-cell table:style-name="Table2.C2" office:value-type="string">
                    <text:h text:style-name="P102" text:outline-level="1"/>
                  </table:table-cell>
                </table:table-row>
              </table:table>
              <text:h text:style-name="_5f_Paragraphe" text:outline-level="1"><text:span text:style-name="_5f_Caractères">Le quotient de 884 par 34 est </text:span><text:span text:style-name="_5f_Caractères_5f_correction">26</text:span><text:span text:style-name="_5f_Caractères"> et il reste </text:span><text:span text:style-name="_5f_Caractères_5f_correction">0</text:span></text:h>
            </text:section>
            <text:list xml:id="list125534036133108" text:continue-numbering="true" text:style-name="_5f_Numérotation_20_des_20_exercices">
              <text:list-item>
                <text:h text:style-name="P127" text:outline-level="1"><text:span text:style-name="_5f_Caractères">Quotients et restes</text:span></text:h>
                <text:list>
                  <text:list-item>
                    <text:p text:style-name="P120"><text:span text:style-name="_5f_Caractères">On a 116 = (16 × 7) + 4.</text:span></text:p>
                  </text:list-item>
                </text:list>
              </text:list-item>
            </text:list>
            <text:h text:style-name="_5f_Paragraphe" text:outline-level="1"><text:span text:style-name="_5f_Caractères">Quels sont le quotient entier et le reste dans la di­vision euclidienne de 116 par 16 ?</text:span></text:h>
            <text:h text:style-name="_5f_Paragraphe" text:outline-level="1"><text:span text:style-name="_5f_Caractères_5f_correction">Le quotient de 116 par 16 est 7 et il reste 4</text:span><text:span text:style-name="_5f_Caractères">.</text:span></text:h>
            <text:h text:style-name="_5f_Paragraphe" text:outline-level="1"><text:span text:style-name="_5f_Caractères">Quels sont le quotient entier et le reste dans la di­vision euclidienne de 116 par 7 ?</text:span></text:h>
            <text:h text:style-name="_5f_Paragraphe" text:outline-level="1"><text:span text:style-name="_5f_Caractères_5f_correction">Le quotient de 116 par 7 est 16 et il reste 4</text:span><text:span text:style-name="_5f_Caractères">.</text:span></text:h>
            <text:list xml:id="list125534115234292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On a 120 = (16 × 7) + 8.</text:span></text:p>
                  </text:list-item>
                </text:list>
              </text:list-item>
            </text:list>
            <text:h text:style-name="_5f_Paragraphe" text:outline-level="1"><text:span text:style-name="_5f_Caractères">Quels sont le quotient entier et le reste dans la di­vision euclidienne de 120 par 16 ?</text:span></text:h>
            <text:h text:style-name="_5f_Paragraphe" text:outline-level="1"><text:span text:style-name="_5f_Caractères_5f_correction">Le quotient de 120 par 16 est 7 et il reste 8</text:span><text:span text:style-name="_5f_Caractères">.</text:span></text:h>
            <text:h text:style-name="_5f_Paragraphe" text:outline-level="1"><text:span text:style-name="_5f_Caractères">Quels sont le quotient entier et le reste dans la di­vision euclidienne de 120 par 7 </text:span><text:span text:style-name="_5f_Caractères_5f_correction"><text:span text:style-name="T190">(attention </text:span></text:span><text:span text:style-name="_5f_pointillés_20_gris"><text:span text:style-name="T189">….)</text:span></text:span><text:span text:style-name="_5f_Caractères"> ?</text:span></text:h>
            <text:h text:style-name="_5f_Paragraphe" text:outline-level="1"><text:span text:style-name="_5f_Caractères_5f_correction">Le quotient de 120 par 7 est 17 et il reste 1</text:span><text:span text:style-name="_5f_Caractères">.</text:span></text:h>
            <text:list xml:id="list125534496619250" text:continue-numbering="true" text:style-name="_5f_Numérotation_20_des_20_exercices">
              <text:list-item>
                <text:h text:style-name="P128" text:outline-level="1"><text:span text:style-name="_5f_Caractères">Effectue les divisions suivantes :</text:span></text:h>
              </text:list-item>
            </text:list>
            <text:section text:style-name="Sect3" text:name="Section3"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row table:style-name="TableLine96608896">
                  <table:table-cell table:style-name="Table3.A1" office:value-type="string">
                    <text:h text:style-name="P106" text:outline-level="1"><text:s/>3 7</text:h>
                  </table:table-cell>
                  <table:table-cell table:style-name="Table3.A1" office:value-type="string">
                    <text:h text:style-name="P105" text:outline-level="1"/>
                  </table:table-cell>
                  <table:table-cell table:style-name="Table3.C1" office:value-type="string">
                    <text:h text:style-name="P105" text:outline-level="1">5</text:h>
                  </table:table-cell>
                </table:table-row>
                <table:table-row table:style-name="TableLine96726912">
                  <table:table-cell table:style-name="Table3.A2" office:value-type="string">
                    <text:h text:style-name="P110" text:outline-level="1"><text:span text:style-name="_5f_Caractères_5f_correction"><text:span text:style-name="T181">3 5</text:span></text:span></text:h>
                  </table:table-cell>
                  <table:table-cell table:style-name="Table3.A1" office:value-type="string">
                    <text:h text:style-name="_5f_Tableau_5f_Centré" text:outline-level="1"/>
                  </table:table-cell>
                  <table:table-cell table:style-name="Table3.C2" office:value-type="string">
                    <text:h text:style-name="_5f_Tableau_5f_Centré" text:outline-level="1"><text:span text:style-name="_5f_Caractères_5f_correction">7</text:span></text:h>
                  </table:table-cell>
                </table:table-row>
                <table:table-row table:style-name="TableLine99580880">
                  <table:table-cell table:style-name="Table3.A1" office:value-type="string">
                    <text:h text:style-name="P110" text:outline-level="1"><text:span text:style-name="_5f_Caractères_5f_correction"><text:span text:style-name="T181">2</text:span></text:span></text:h>
                  </table:table-cell>
                  <table:table-cell table:style-name="Table3.A1" office:value-type="string">
                    <text:h text:style-name="_5f_Tableau_5f_Centré" text:outline-level="1"/>
                  </table:table-cell>
                  <table:table-cell table:style-name="Table3.C2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><text:span text:style-name="_5f_Caractères"/></text:h>
              <text:h text:style-name="_5f_Paragraphe" text:outline-level="1"><text:span text:style-name="_5f_Caractères"/></text:h>
              <text:h text:style-name="_5f_Paragraphe" text:outline-level="1"><text:span text:style-name="_5f_Caractères"/></text:h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 table:style-name="TableLine101541840">
                  <table:table-cell table:style-name="Table4.A1" office:value-type="string">
                    <text:h text:style-name="P106" text:outline-level="1"><text:s/>1 4 1</text:h>
                  </table:table-cell>
                  <table:table-cell table:style-name="Table4.A1" office:value-type="string">
                    <text:h text:style-name="P105" text:outline-level="1"/>
                  </table:table-cell>
                  <table:table-cell table:style-name="Table4.C1" office:value-type="string">
                    <text:h text:style-name="P107" text:outline-level="1">8</text:h>
                  </table:table-cell>
                </table:table-row>
                <table:table-row table:style-name="TableLine96749552">
                  <table:table-cell table:style-name="Table4.A2" office:value-type="string">
                    <text:h text:style-name="P110" text:outline-level="1"><text:span text:style-name="_5f_Caractères_5f_correction"><text:span text:style-name="T181">8</text:span></text:span><text:span text:style-name="_5f_pointillés_20_gris"><text:span text:style-name="T181"> <text:s text:c="2"/></text:span></text:span></text:h>
                  </table:table-cell>
                  <table:table-cell table:style-name="Table4.A1" office:value-type="string">
                    <text:h text:style-name="_5f_Tableau_5f_Centré" text:outline-level="1"/>
                  </table:table-cell>
                  <table:table-cell table:style-name="Table4.C2" office:value-type="string">
                    <text:h text:style-name="_5f_Tableau_5f_Centré" text:outline-level="1"><text:span text:style-name="_5f_Caractères_5f_correction">1 7</text:span></text:h>
                  </table:table-cell>
                </table:table-row>
                <table:table-row table:style-name="TableLine103178256">
                  <table:table-cell table:style-name="Table4.A1" office:value-type="string">
                    <text:h text:style-name="P110" text:outline-level="1"><text:span text:style-name="_5f_Caractères_5f_correction"><text:span text:style-name="T181">6</text:span></text:span><text:span text:style-name="_5f_pointillés_20_gris"><text:span text:style-name="T181"> </text:span></text:span><text:span text:style-name="_5f_Caractères_5f_correction"><text:span text:style-name="T181">1</text:span></text:span></text:h>
                  </table:table-cell>
                  <table:table-cell table:style-name="Table4.A1" office:value-type="string">
                    <text:h text:style-name="_5f_Tableau_5f_Centré" text:outline-level="1"/>
                  </table:table-cell>
                  <table:table-cell table:style-name="Table4.C2" office:value-type="string">
                    <text:h text:style-name="_5f_Tableau_5f_Centré" text:outline-level="1"/>
                  </table:table-cell>
                </table:table-row>
                <table:table-row table:style-name="TableLine95501040">
                  <table:table-cell table:style-name="Table4.A2" office:value-type="string">
                    <text:h text:style-name="P110" text:outline-level="1"><text:span text:style-name="_5f_Caractères_5f_correction"><text:span text:style-name="T181">5 6</text:span></text:span></text:h>
                  </table:table-cell>
                  <table:table-cell table:style-name="Table4.A1" office:value-type="string">
                    <text:h text:style-name="_5f_Tableau_5f_Centré" text:outline-level="1"/>
                  </table:table-cell>
                  <table:table-cell table:style-name="Table4.C2" office:value-type="string">
                    <text:h text:style-name="_5f_Tableau_5f_Centré" text:outline-level="1"/>
                  </table:table-cell>
                </table:table-row>
                <table:table-row table:style-name="TableLine96686128">
                  <table:table-cell table:style-name="Table4.A1" office:value-type="string">
                    <text:h text:style-name="P110" text:outline-level="1"><text:span text:style-name="_5f_Caractères_5f_correction"><text:span text:style-name="T181">5</text:span></text:span></text:h>
                  </table:table-cell>
                  <table:table-cell table:style-name="Table4.A1" office:value-type="string">
                    <text:h text:style-name="_5f_Tableau_5f_Centré" text:outline-level="1"/>
                  </table:table-cell>
                  <table:table-cell table:style-name="Table4.C2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><text:span text:style-name="_5f_Caractères"/></text:h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row table:style-name="TableLine96291056">
                  <table:table-cell table:style-name="Table5.A1" office:value-type="string">
                    <text:h text:style-name="P106" text:outline-level="1"><text:s/>6 3 5</text:h>
                  </table:table-cell>
                  <table:table-cell table:style-name="Table5.A1" office:value-type="string">
                    <text:h text:style-name="P105" text:outline-level="1"/>
                  </table:table-cell>
                  <table:table-cell table:style-name="Table5.C1" office:value-type="string">
                    <text:h text:style-name="P105" text:outline-level="1">9</text:h>
                  </table:table-cell>
                </table:table-row>
                <table:table-row table:style-name="TableLine101011776">
                  <table:table-cell table:style-name="Table5.A2" office:value-type="string">
                    <text:h text:style-name="P110" text:outline-level="1"><text:span text:style-name="_5f_Caractères_5f_correction"><text:span text:style-name="T181">6 3 <text:s text:c="2"/></text:span></text:span></text:h>
                  </table:table-cell>
                  <table:table-cell table:style-name="Table5.A1" office:value-type="string">
                    <text:h text:style-name="_5f_Tableau_5f_Centré" text:outline-level="1"/>
                  </table:table-cell>
                  <table:table-cell table:style-name="Table5.C2" office:value-type="string">
                    <text:h text:style-name="_5f_Tableau_5f_Centré" text:outline-level="1"><text:span text:style-name="_5f_Caractères_5f_correction">70</text:span></text:h>
                  </table:table-cell>
                </table:table-row>
                <table:table-row table:style-name="TableLine97968016">
                  <table:table-cell table:style-name="Table5.A1" office:value-type="string">
                    <text:h text:style-name="P110" text:outline-level="1"><text:span text:style-name="_5f_Caractères_5f_correction"><text:span text:style-name="T181">0 5 </text:span></text:span></text:h>
                  </table:table-cell>
                  <table:table-cell table:style-name="Table5.A1" office:value-type="string">
                    <text:h text:style-name="_5f_Tableau_5f_Centré" text:outline-level="1"/>
                  </table:table-cell>
                  <table:table-cell table:style-name="Table5.C2" office:value-type="string">
                    <text:h text:style-name="_5f_Tableau_5f_Centré" text:outline-level="1"/>
                  </table:table-cell>
                </table:table-row>
                <table:table-row table:style-name="TableLine99436416">
                  <table:table-cell table:style-name="Table5.A2" office:value-type="string">
                    <text:h text:style-name="P110" text:outline-level="1"><text:span text:style-name="_5f_Caractères_5f_correction"><text:span text:style-name="T181">0 </text:span></text:span></text:h>
                  </table:table-cell>
                  <table:table-cell table:style-name="Table5.A1" office:value-type="string">
                    <text:h text:style-name="_5f_Tableau_5f_Centré" text:outline-level="1"/>
                  </table:table-cell>
                  <table:table-cell table:style-name="Table5.C2" office:value-type="string">
                    <text:h text:style-name="_5f_Tableau_5f_Centré" text:outline-level="1"/>
                  </table:table-cell>
                </table:table-row>
                <table:table-row table:style-name="TableLine99351568">
                  <table:table-cell table:style-name="Table5.A1" office:value-type="string">
                    <text:h text:style-name="P110" text:outline-level="1"><text:span text:style-name="_5f_Caractères_5f_correction"><text:span text:style-name="T181">5 </text:span></text:span></text:h>
                  </table:table-cell>
                  <table:table-cell table:style-name="Table5.A1" office:value-type="string">
                    <text:h text:style-name="_5f_Tableau_5f_Centré" text:outline-level="1"/>
                  </table:table-cell>
                  <table:table-cell table:style-name="Table5.C2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><text:span text:style-name="_5f_Caractères"/></text:h>
            </text:section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list xml:id="list125535595635784" text:continue-numbering="true" text:style-name="_5f_Numérotation_20_des_20_exercices">
              <text:list-item>
                <text:h text:style-name="P128" text:outline-level="1"><text:span text:style-name="_5f_Caractères">Complète les colonnes sans poser les divi­sions.</text:span></text:h>
              </text:list-item>
            </text:list>
            <table:table table:name="Tableau49" table:style-name="Tableau49">
              <table:table-column table:style-name="Tableau49.A"/>
              <table:table-column table:style-name="Tableau49.B"/>
              <table:table-column table:style-name="Tableau49.C" table:number-columns-repeated="2"/>
              <table:table-column table:style-name="Tableau49.E"/>
              <table:table-header-rows>
                <table:table-row table:style-name="TableLine99904096">
                  <table:table-cell table:style-name="Tableau49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9.B1" office:value-type="string">
                    <text:h text:style-name="_5f_Tableau_5f_Centré_5f_Gras" text:outline-level="1"><text:span text:style-name="_5f_Caractères">Cas 1</text:span></text:h>
                  </table:table-cell>
                  <table:table-cell table:style-name="Tableau49.B1" office:value-type="string">
                    <text:h text:style-name="_5f_Tableau_5f_Centré_5f_Gras" text:outline-level="1"><text:span text:style-name="_5f_Caractères">Cas 2</text:span></text:h>
                  </table:table-cell>
                  <table:table-cell table:style-name="Tableau49.B1" office:value-type="string">
                    <text:h text:style-name="_5f_Tableau_5f_Centré_5f_Gras" text:outline-level="1"><text:span text:style-name="_5f_Caractères">Cas 3</text:span></text:h>
                  </table:table-cell>
                  <table:table-cell table:style-name="Tableau49.E1" office:value-type="string">
                    <text:h text:style-name="_5f_Tableau_5f_Centré_5f_Gras" text:outline-level="1"><text:span text:style-name="_5f_Caractères">Cas 4</text:span></text:h>
                  </table:table-cell>
                </table:table-row>
              </table:table-header-rows>
              <table:table-row table:style-name="TableLine103205360">
                <table:table-cell table:style-name="Tableau49.A2" office:value-type="string">
                  <text:h text:style-name="_5f_Tableau_5f_Centré_5f_Gras" text:outline-level="1"><text:span text:style-name="_5f_Caractères">Dividende </text:span></text:h>
                </table:table-cell>
                <table:table-cell table:style-name="Tableau49.B2" office:value-type="string">
                  <text:h text:style-name="_5f_Tableau_5f_Centré" text:outline-level="1"><text:span text:style-name="_5f_Caractères_5f_correction">457</text:span></text:h>
                </table:table-cell>
                <table:table-cell table:style-name="Tableau49.C2" office:value-type="string">
                  <text:h text:style-name="_5f_Tableau_5f_Centré" text:outline-level="1"><text:span text:style-name="_5f_Caractères_5f_correction">1 011</text:span></text:h>
                </table:table-cell>
                <table:table-cell table:style-name="Tableau49.D2" office:value-type="string">
                  <text:h text:style-name="_5f_Tableau_5f_Centré" text:outline-level="1"><text:span text:style-name="_5f_Caractères">456</text:span></text:h>
                </table:table-cell>
                <table:table-cell table:style-name="Tableau49.E2" office:value-type="string">
                  <text:h text:style-name="_5f_Tableau_5f_Centré" text:outline-level="1"><text:span text:style-name="_5f_Caractères">907</text:span></text:h>
                </table:table-cell>
              </table:table-row>
              <table:table-row table:style-name="TableLine99567840">
                <table:table-cell table:style-name="Tableau49.A3" office:value-type="string">
                  <text:h text:style-name="_5f_Tableau_5f_Centré_5f_Gras" text:outline-level="1"><text:span text:style-name="_5f_Caractères">Diviseur</text:span></text:h>
                </table:table-cell>
                <table:table-cell table:style-name="Tableau49.B3" office:value-type="string">
                  <text:h text:style-name="_5f_Tableau_5f_Centré" text:outline-level="1"><text:span text:style-name="_5f_Caractères">15</text:span></text:h>
                </table:table-cell>
                <table:table-cell table:style-name="Tableau49.C3" office:value-type="string">
                  <text:h text:style-name="_5f_Tableau_5f_Centré" text:outline-level="1"><text:span text:style-name="_5f_Caractères">40</text:span></text:h>
                </table:table-cell>
                <table:table-cell table:style-name="Tableau49.D3" office:value-type="string">
                  <text:h text:style-name="_5f_Tableau_5f_Centré" text:outline-level="1"><text:span text:style-name="_5f_Caractères">45</text:span></text:h>
                </table:table-cell>
                <table:table-cell table:style-name="Tableau49.E3" office:value-type="string">
                  <text:h text:style-name="_5f_Tableau_5f_Centré" text:outline-level="1"><text:span text:style-name="_5f_Caractères_5f_correction">60</text:span></text:h>
                </table:table-cell>
              </table:table-row>
              <table:table-row table:style-name="TableLine104710704">
                <table:table-cell table:style-name="Tableau49.A3" office:value-type="string">
                  <text:h text:style-name="_5f_Tableau_5f_Centré_5f_Gras" text:outline-level="1"><text:span text:style-name="_5f_Caractères">Quotient</text:span></text:h>
                </table:table-cell>
                <table:table-cell table:style-name="Tableau49.B4" office:value-type="string">
                  <text:h text:style-name="_5f_Tableau_5f_Centré" text:outline-level="1"><text:span text:style-name="_5f_Caractères">30</text:span></text:h>
                </table:table-cell>
                <table:table-cell table:style-name="Tableau49.C4" office:value-type="string">
                  <text:h text:style-name="_5f_Tableau_5f_Centré" text:outline-level="1"><text:span text:style-name="_5f_Caractères">25</text:span></text:h>
                </table:table-cell>
                <table:table-cell table:style-name="Tableau49.D4" office:value-type="string">
                  <text:h text:style-name="_5f_Tableau_5f_Centré" text:outline-level="1"><text:span text:style-name="_5f_Caractères">10</text:span></text:h>
                </table:table-cell>
                <table:table-cell table:style-name="Tableau49.E4" office:value-type="string">
                  <text:h text:style-name="_5f_Tableau_5f_Centré" text:outline-level="1"><text:span text:style-name="_5f_Caractères">15</text:span></text:h>
                </table:table-cell>
              </table:table-row>
              <table:table-row table:style-name="Tableau49.5">
                <table:table-cell table:style-name="Tableau49.A3" office:value-type="string">
                  <text:h text:style-name="_5f_Tableau_5f_Centré_5f_Gras" text:outline-level="1"><text:span text:style-name="_5f_Caractères">Reste</text:span></text:h>
                </table:table-cell>
                <table:table-cell table:style-name="Tableau49.B5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49.C5" office:value-type="string">
                  <text:h text:style-name="_5f_Tableau_5f_Centré" text:outline-level="1"><text:span text:style-name="_5f_Caractères">11</text:span></text:h>
                </table:table-cell>
                <table:table-cell table:style-name="Tableau49.D5" office:value-type="string">
                  <text:h text:style-name="_5f_Tableau_5f_Centré" text:outline-level="1"><text:span text:style-name="_5f_Caractères_5f_correction">6</text:span></text:h>
                </table:table-cell>
                <table:table-cell table:style-name="Tableau49.E5" office:value-type="string">
                  <text:h text:style-name="_5f_Tableau_5f_Centré" text:outline-level="1"><text:span text:style-name="_5f_Caractères">7</text:span></text:h>
                </table:table-cell>
              </table:table-row>
            </table:table>
            <text:list xml:id="list125535371232906" text:continue-numbering="true" text:style-name="_5f_Numérotation_20_des_20_exercices">
              <text:list-item>
                <text:h text:style-name="P128" text:outline-level="1"><text:span text:style-name="_5f_Caractères">Relie chaque quotient à son ordre de gran­deur :</text:span></text:h>
              </text:list-item>
            </text:list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header-rows>
                <table:table-row table:style-name="Table14.1">
                  <table:table-cell table:style-name="Table14.A1" office:value-type="string">
  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5</text:span></text:span></text:h>
                  </table:table-cell>
                  <table:table-cell table:style-name="Table14.B1" office:value-type="string">
                    <text:list xml:id="list3489353515" text:style-name="List_20_1">
                      <text:list-item>
                        <text:h text:style-name="P126" text:outline-level="1"><draw:line text:anchor-type="paragraph" draw:z-index="7" draw:name="Forme1" draw:style-name="gr29" draw:text-style-name="P143" svg:x1="0.684cm" svg:y1="0.362cm" svg:x2="2.386cm" svg:y2="1.979cm"><text:p/></draw:line><draw:line text:anchor-type="paragraph" draw:z-index="8" draw:name="Forme2" draw:style-name="gr27" draw:text-style-name="P129" svg:x1="0.684cm" svg:y1="1.175cm" svg:x2="2.386cm" svg:y2="0.362cm"><text:p/></draw:line></text:h>
                      </text:list-item>
                    </text:list>
                  </table:table-cell>
                  <table:table-cell table:style-name="Table14.C1" office:value-type="string">
                    <text:list xml:id="list125535171317281" text:continue-numbering="true" text:style-name="List_20_1">
                      <text:list-item>
                        <text:h text:style-name="P126" text:outline-level="1"/>
                      </text:list-item>
                    </text:list>
                  </table:table-cell>
                  <table:table-cell table:style-name="Table14.D1" office:value-type="string">
                    <text:h text:style-name="P105" text:outline-level="1">30</text:h>
                  </table:table-cell>
                </table:table-row>
              </table:table-header-rows>
              <table:table-row table:style-name="Table14.1">
                <table:table-cell table:style-name="Table14.A2" office:value-type="string">
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10</text:span></text:span></text:h>
                </table:table-cell>
                <table:table-cell table:style-name="Table14.B2" office:value-type="string">
                  <text:list xml:id="list125535570211474" text:continue-numbering="true" text:style-name="List_20_1">
                    <text:list-item>
                      <text:h text:style-name="P125" text:outline-level="1"><draw:line text:anchor-type="paragraph" draw:z-index="11" draw:name="Forme5" draw:style-name="gr27" draw:text-style-name="P129" svg:x1="0.684cm" svg:y1="2.768cm" svg:x2="2.386cm" svg:y2="0.36cm"><text:p/></draw:line></text:h>
                    </text:list-item>
                  </text:list>
                </table:table-cell>
                <table:table-cell table:style-name="Table14.C2" office:value-type="string">
                  <text:list xml:id="list125534317440024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D2" office:value-type="string">
                  <text:h text:style-name="_5f_Tableau_5f_Centré" text:outline-level="1">50</text:h>
                </table:table-cell>
              </table:table-row>
              <table:table-row table:style-name="Table14.1">
                <table:table-cell table:style-name="Table14.A2" office:value-type="string">
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2</text:span></text:span></text:h>
                </table:table-cell>
                <table:table-cell table:style-name="Table14.B3" office:value-type="string">
                  <text:list xml:id="list125534470667057" text:continue-numbering="true" text:style-name="List_20_1">
                    <text:list-item>
                      <text:h text:style-name="P125" text:outline-level="1"><draw:line text:anchor-type="paragraph" draw:z-index="9" draw:name="Forme3" draw:style-name="gr27" draw:text-style-name="P129" svg:x1="0.684cm" svg:y1="0.349cm" svg:x2="2.386cm" svg:y2="2.767cm"><text:p/></draw:line></text:h>
                    </text:list-item>
                  </text:list>
                </table:table-cell>
                <table:table-cell table:style-name="Table14.C3" office:value-type="string">
                  <text:list xml:id="list125534729602595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D2" office:value-type="string">
                  <text:h text:style-name="_5f_Tableau_5f_Centré" text:outline-level="1">60</text:h>
                </table:table-cell>
              </table:table-row>
              <table:table-row table:style-name="Table14.1">
                <table:table-cell table:style-name="Table14.A2" office:value-type="string">
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4</text:span></text:span></text:h>
                </table:table-cell>
                <table:table-cell table:style-name="Table14.B4" office:value-type="string">
                  <text:list xml:id="list125533993246062" text:continue-numbering="true" text:style-name="List_20_1">
                    <text:list-item>
                      <text:h text:style-name="P125" text:outline-level="1"><draw:line text:anchor-type="paragraph" draw:z-index="12" draw:name="Forme6" draw:style-name="gr27" draw:text-style-name="P129" svg:x1="0.684cm" svg:y1="0.355cm" svg:x2="2.441cm" svg:y2="0.355cm"><text:p/></draw:line></text:h>
                    </text:list-item>
                  </text:list>
                </table:table-cell>
                <table:table-cell table:style-name="Table14.C4" office:value-type="string">
                  <text:list xml:id="list125534080276494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D2" office:value-type="string">
                  <text:h text:style-name="_5f_Tableau_5f_Centré" text:outline-level="1">75</text:h>
                </table:table-cell>
              </table:table-row>
              <table:table-row table:style-name="Table14.1">
                <table:table-cell table:style-name="Table14.A2" office:value-type="string">
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6</text:span></text:span></text:h>
                </table:table-cell>
                <table:table-cell table:style-name="Table14.B5" office:value-type="string">
                  <text:list xml:id="list125534273385558" text:continue-numbering="true" text:style-name="List_20_1">
                    <text:list-item>
                      <text:h text:style-name="P125" text:outline-level="1"><draw:line text:anchor-type="paragraph" draw:z-index="10" draw:name="Forme4" draw:style-name="gr28" draw:text-style-name="P129" svg:x1="0.684cm" svg:y1="1.138cm" svg:x2="2.386cm" svg:y2="0.323cm"><text:p/></draw:line></text:h>
                    </text:list-item>
                  </text:list>
                </table:table-cell>
                <table:table-cell table:style-name="Table14.C5" office:value-type="string">
                  <text:list xml:id="list125535281711822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D2" office:value-type="string">
                  <text:h text:style-name="_5f_Tableau_5f_Centré" text:outline-level="1">100</text:h>
                </table:table-cell>
              </table:table-row>
              <table:table-row table:style-name="Table14.1">
                <table:table-cell table:style-name="Table14.A2" office:value-type="string">
                  <text:h text:style-name="P112" text:outline-level="1"><text:span text:style-name="Character_5f_20_5f_style"><text:span text:style-name="T181">287,8 </text:span></text:span><text:span text:style-name="MATH"><text:span text:style-name="T194">÷</text:span></text:span><text:span text:style-name="Character_5f_20_5f_style"><text:span text:style-name="T181"> 3</text:span></text:span></text:h>
                </table:table-cell>
                <table:table-cell table:style-name="Table14.B6" office:value-type="string">
                  <text:list xml:id="list125534514059859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C6" office:value-type="string">
                  <text:list xml:id="list125535360070442" text:continue-numbering="true" text:style-name="List_20_1">
                    <text:list-item>
                      <text:h text:style-name="P125" text:outline-level="1"/>
                    </text:list-item>
                  </text:list>
                </table:table-cell>
                <table:table-cell table:style-name="Table14.D2" office:value-type="string">
                  <text:h text:style-name="_5f_Tableau_5f_Centré" text:outline-level="1">150</text:h>
                </table:table-cell>
              </table:table-row>
            </table:table>
            <text:list xml:id="list125533900662531" text:continue-list="list125535371232906" text:style-name="_5f_Numérotation_20_des_20_exercices">
              <text:list-item>
                <text:h text:style-name="P128" text:outline-level="1"><text:span text:style-name="_5f_Caractères">Calcule mentalement les divisions.</text:span></text:h>
              </text:list-item>
            </text:list>
            <text:section text:style-name="Sect4" text:name="Section6">
              <text:list xml:id="list125534697866913" text:continue-numbering="true" text:style-name="_5f_Numérotation_20_des_20_exercices">
                <text:list-item>
                  <text:list>
                    <text:list-item>
                      <text:p text:style-name="P118"><text:span text:style-name="_5f_Caractères">12,6 </text:span><text:span text:style-name="MATH"><text:span text:style-name="T194">÷</text:span></text:span><text:span text:style-name="_5f_Caractères"> 3 = </text:span><text:span text:style-name="_5f_Caractères_5f_correction">4,2</text:span></text:p>
                    </text:list-item>
                    <text:list-item>
                      <text:p text:style-name="P118"><text:span text:style-name="_5f_Caractères">12,6 </text:span><text:span text:style-name="MATH"><text:span text:style-name="T194">÷</text:span></text:span><text:span text:style-name="_5f_Caractères"> 2 = </text:span><text:span text:style-name="_5f_Caractères_5f_correction">6,3</text:span></text:p>
                    </text:list-item>
                    <text:list-item>
                      <text:p text:style-name="P118"><text:span text:style-name="_5f_Caractères">12,4 </text:span><text:span text:style-name="MATH"><text:span text:style-name="T194">÷</text:span></text:span><text:span text:style-name="_5f_Caractères"> 4 = </text:span><text:span text:style-name="_5f_Caractères_5f_correction">3,1</text:span></text:p>
                    </text:list-item>
                    <text:list-item>
                      <text:p text:style-name="P118"><text:span text:style-name="_5f_Caractères">5,5 </text:span><text:span text:style-name="MATH"><text:span text:style-name="T194">÷</text:span></text:span><text:span text:style-name="_5f_Caractères"> 5 = </text:span><text:span text:style-name="_5f_Caractères_5f_correction">1,1</text:span></text:p>
                    </text:list-item>
                    <text:list-item>
                      <text:p text:style-name="P118"><text:span text:style-name="_5f_Caractères">15,6 </text:span><text:span text:style-name="MATH"><text:span text:style-name="T194">÷</text:span></text:span><text:span text:style-name="_5f_Caractères"> 6 = </text:span><text:span text:style-name="_5f_Caractères_5f_correction">2,6</text:span></text:p>
                    </text:list-item>
                    <text:list-item>
                      <text:p text:style-name="P118"><text:span text:style-name="_5f_Caractères">93,3 </text:span><text:span text:style-name="MATH"><text:span text:style-name="T194">÷</text:span></text:span><text:span text:style-name="_5f_Caractères"> 3 = </text:span><text:span text:style-name="_5f_Caractères_5f_correction">31,1</text:span></text:p>
                    </text:list-item>
                    <text:list-item>
                      <text:p text:style-name="P118"><text:span text:style-name="_5f_Caractères">48,6 </text:span><text:span text:style-name="MATH"><text:span text:style-name="T194">÷</text:span></text:span><text:span text:style-name="_5f_Caractères"> 9 = </text:span><text:span text:style-name="_5f_Caractères_5f_correction">5,4</text:span></text:p>
                    </text:list-item>
                    <text:list-item>
                      <text:p text:style-name="P118"><text:span text:style-name="_5f_Caractères">4,2 </text:span><text:span text:style-name="MATH"><text:span text:style-name="T194">÷</text:span></text:span><text:span text:style-name="_5f_Caractères"> 3 = </text:span><text:span text:style-name="_5f_Caractères_5f_correction">1,4</text:span></text:p>
                    </text:list-item>
                  </text:list>
                </text:list-item>
              </text:list>
            </text:section>
            <text:list xml:id="list125535634689752" text:continue-numbering="true" text:style-name="_5f_Numérotation_20_des_20_exercices">
              <text:list-item>
                <text:h text:style-name="P128" text:outline-level="1"><text:span text:style-name="_5f_Caractères">Complète les pointillés :</text:span></text:h>
              </text:list-item>
            </text:list>
            <text:section text:style-name="Sect4" text:name="Section7">
              <text:list xml:id="list125535239112807" text:continue-list="list125535634689752" text:style-name="_5f_Numérotation_20_des_20_exercices">
                <text:list-item>
                  <text:list>
                    <text:list-item text:start-value="1">
                      <text:p text:style-name="P118"><text:span text:style-name="_5f_Caractères">10,2 </text:span><text:span text:style-name="MATH"><text:span text:style-name="T194">÷</text:span></text:span><text:span text:style-name="_5f_Caractères"> </text:span><text:span text:style-name="_5f_Caractères_5f_correction">2</text:span><text:span text:style-name="_5f_Caractères"> = 5,1</text:span></text:p>
                    </text:list-item>
                    <text:list-item>
                      <text:p text:style-name="P118"><text:span text:style-name="_5f_Caractères">6,15 </text:span><text:span text:style-name="MATH"><text:span text:style-name="T194">÷</text:span></text:span><text:span text:style-name="_5f_Caractères"> </text:span><text:span text:style-name="_5f_Caractères_5f_correction">3</text:span><text:span text:style-name="_5f_Caractères"> = 2,05</text:span></text:p>
                    </text:list-item>
                    <text:list-item>
                      <text:p text:style-name="P118"><text:span text:style-name="_5f_Caractères">8,25 </text:span><text:span text:style-name="MATH"><text:span text:style-name="T194">÷</text:span></text:span><text:span text:style-name="_5f_Caractères"> </text:span><text:span text:style-name="_5f_Caractères_5f_correction">5</text:span><text:span text:style-name="_5f_Caractères"> = 1,65</text:span></text:p>
                    </text:list-item>
                    <text:list-item>
                      <text:p text:style-name="P118"><text:span text:style-name="_5f_Caractères_5f_correction">32,8</text:span><text:span text:style-name="_5f_Caractères"> </text:span><text:span text:style-name="MATH"><text:span text:style-name="T194">÷</text:span></text:span><text:span text:style-name="_5f_Caractères"> 4 = 8,2</text:span></text:p>
                    </text:list-item>
                    <text:list-item>
                      <text:p text:style-name="P118"><text:span text:style-name="_5f_Caractères_5f_correction">9,09</text:span><text:span text:style-name="_5f_Caractères"> </text:span><text:span text:style-name="MATH"><text:span text:style-name="T194">÷</text:span></text:span><text:span text:style-name="_5f_Caractères"> 9 = 1,01</text:span></text:p>
                    </text:list-item>
                    <text:list-item>
                      <text:p text:style-name="P118"><text:span text:style-name="_5f_Caractères_5f_correction">133,1</text:span><text:span text:style-name="_5f_Caractères"> </text:span><text:span text:style-name="MATH"><text:span text:style-name="T194">÷</text:span></text:span><text:span text:style-name="_5f_Caractères"> 11 = 12,1</text:span></text:p>
                    </text:list-item>
                  </text:list>
                </text:list-item>
              </text:list>
            </text:section>
            <text:list xml:id="list125535748203198" text:continue-numbering="true" text:style-name="_5f_Numérotation_20_des_20_exercices">
              <text:list-item>
                <text:h text:style-name="P128" text:outline-level="1"><text:span text:style-name="_5f_Caractères">Lors du calcul du quotient de 355 par 13, la calculatrice affiche : 27,30769231. Sans calcula­trice, donne une valeur approchée au millième des quotients suivants.</text:span></text:h>
                <text:list>
                  <text:list-item text:start-value="1">
                    <text:p text:style-name="P118"><text:span text:style-name="_5f_Caractères"><text:span text:style-name="T182">3,55 </text:span></text:span><text:span text:style-name="MATH"><text:span text:style-name="T194">÷</text:span></text:span><text:span text:style-name="MATH"><text:span text:style-name="T185"> </text:span></text:span><text:span text:style-name="_5f_Caractères"><text:span text:style-name="T182">13 </text:span></text:span><text:span text:style-name="MATH"><text:span text:style-name="T150">≈ </text:span></text:span><text:span text:style-name="_5f_Caractères"><text:span text:style-name="T182"> </text:span></text:span><text:span text:style-name="_5f_Caractères_5f_correction">0,273</text:span></text:p>
                  </text:list-item>
                  <text:list-item>
                    <text:p text:style-name="P118"><text:span text:style-name="_5f_Caractères"><text:span text:style-name="T182">35,5 </text:span></text:span><text:span text:style-name="MATH"><text:span text:style-name="T194">÷</text:span></text:span><text:span text:style-name="_5f_Caractères"><text:span text:style-name="T182"> 13 </text:span></text:span><text:span text:style-name="MATH"><text:span text:style-name="T150">≈</text:span></text:span><text:span text:style-name="_5f_Caractères"><text:span text:style-name="T191"> </text:span></text:span><text:span text:style-name="_5f_Caractères"><text:span text:style-name="T182"> </text:span></text:span><text:span text:style-name="_5f_Caractères_5f_correction">2,731</text:span></text:p>
                  </text:list-item>
                  <text:list-item>
                    <text:p text:style-name="P118"><text:span text:style-name="_5f_Caractères"><text:span text:style-name="T182">3 550 </text:span></text:span><text:span text:style-name="MATH"><text:span text:style-name="T194">÷</text:span></text:span><text:span text:style-name="_5f_Caractères"><text:span text:style-name="T182"> 13 </text:span></text:span><text:span text:style-name="MATH"><text:span text:style-name="T150">≈</text:span></text:span><text:span text:style-name="_5f_Caractères"><text:span text:style-name="T191"> </text:span></text:span><text:span text:style-name="_5f_Caractères"><text:span text:style-name="T182"> </text:span></text:span><text:span text:style-name="_5f_Caractères_5f_correction">273,077</text:span></text:p>
                  </text:list-item>
                  <text:list-item>
                    <text:p text:style-name="P118"><text:span text:style-name="_5f_Caractères"><text:span text:style-name="T182">3,55 </text:span></text:span><text:span text:style-name="MATH"><text:span text:style-name="T194">÷</text:span></text:span><text:span text:style-name="_5f_Caractères"><text:span text:style-name="T182"> 130 </text:span></text:span><text:span text:style-name="MATH"><text:span text:style-name="T150">≈</text:span></text:span><text:span text:style-name="_5f_Caractères"><text:span text:style-name="T191"> </text:span></text:span><text:span text:style-name="_5f_Caractères"><text:span text:style-name="T182"> </text:span></text:span><text:span text:style-name="_5f_Caractères_5f_correction">0,027</text:span></text:p>
                  </text:list-item>
                </text:list>
              </text:list-item>
            </text:list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list xml:id="list125534334882012" text:continue-numbering="true" text:style-name="_5f_Numérotation_20_des_20_exercices">
              <text:list-item>
                <text:h text:style-name="P123" text:outline-level="1"><text:soft-page-break/><text:span text:style-name="_5f_Caractères">Entoure le résultat juste, sans poser l'opéra­tion ni utiliser de calculatrice.</text:span></text:h>
              </text:list-item>
            </text:list>
            <table:table table:name="Tableau57" table:style-name="Tableau57">
              <table:table-column table:style-name="Tableau57.A"/>
              <table:table-column table:style-name="Tableau57.B"/>
              <table:table-column table:style-name="Tableau57.C"/>
              <table:table-column table:style-name="Tableau57.D"/>
              <table:table-column table:style-name="Tableau57.E"/>
              <table:table-header-rows>
                <table:table-row table:style-name="Tableau57.1">
                  <table:table-cell table:style-name="Tableau57.A1" office:value-type="string">
                    <text:h text:style-name="_5f_Tableau_5f_Centré_5f_Gras" text:outline-level="1"><draw:custom-shape text:anchor-type="paragraph" draw:z-index="13" draw:name="Forme7" draw:style-name="gr26" draw:text-style-name="P141" svg:width="1.151cm" svg:height="0.874cm" svg:x="5.957cm" svg:y="1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Réponse :</text:span></text:h>
                  </table:table-cell>
                  <table:table-cell table:style-name="Tableau57.B1" office:value-type="string">
                    <text:h text:style-name="_5f_Tableau_5f_Centré_5f_Gras" text:outline-level="1"><text:span text:style-name="_5f_Caractères">A</text:span></text:h>
                  </table:table-cell>
                  <table:table-cell table:style-name="Tableau57.C1" office:value-type="string">
                    <text:h text:style-name="_5f_Tableau_5f_Centré_5f_Gras" text:outline-level="1"><text:span text:style-name="_5f_Caractères">B</text:span></text:h>
                  </table:table-cell>
                  <table:table-cell table:style-name="Tableau57.D1" office:value-type="string">
                    <text:h text:style-name="_5f_Tableau_5f_Centré_5f_Gras" text:outline-level="1"><text:span text:style-name="_5f_Caractères">C</text:span></text:h>
                  </table:table-cell>
                  <table:table-cell table:style-name="Tableau57.E1" office:value-type="string">
                    <text:h text:style-name="_5f_Tableau_5f_Centré_5f_Gras" text:outline-level="1"><text:span text:style-name="_5f_Caractères">D</text:span></text:h>
                  </table:table-cell>
                </table:table-row>
              </table:table-header-rows>
              <table:table-row table:style-name="Tableau57.1">
                <table:table-cell table:style-name="Tableau57.A2" office:value-type="string">
                  <text:h text:style-name="P112" text:outline-level="1"><text:span text:style-name="_5f_Caractères"><text:span text:style-name="T181">124,42 </text:span></text:span><text:span text:style-name="MATH"><text:span text:style-name="T194">÷ </text:span></text:span><text:span text:style-name="_5f_Caractères"><text:span text:style-name="T181">2</text:span></text:span></text:h>
                </table:table-cell>
                <table:table-cell table:style-name="Tableau57.B2" office:value-type="string">
                  <text:h text:style-name="_5f_Tableau_5f_Centré" text:outline-level="1"><draw:custom-shape text:anchor-type="paragraph" draw:z-index="23" draw:name="Forme7_0" draw:style-name="gr17" draw:text-style-name="P141" svg:width="1.151cm" svg:height="0.874cm" svg:x="0.097cm" svg:y="1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248,84</text:span></text:h>
                </table:table-cell>
                <table:table-cell table:style-name="Tableau57.C2" office:value-type="string">
                  <text:h text:style-name="_5f_Tableau_5f_Centré" text:outline-level="1"><text:span text:style-name="_5f_Caractères">60,201</text:span></text:h>
                </table:table-cell>
                <table:table-cell table:style-name="Tableau57.D2" office:value-type="string">
                  <text:h text:style-name="_5f_Tableau_5f_Centré" text:outline-level="1"><text:span text:style-name="_5f_Caractères">62,21</text:span></text:h>
                </table:table-cell>
                <table:table-cell table:style-name="Tableau57.E2" office:value-type="string">
                  <text:h text:style-name="_5f_Tableau_5f_Centré" text:outline-level="1"><text:span text:style-name="_5f_Caractères">62,2</text:span></text:h>
                </table:table-cell>
              </table:table-row>
              <table:table-row table:style-name="Tableau57.3">
                <table:table-cell table:style-name="Tableau57.A2" office:value-type="string">
                  <text:h text:style-name="P112" text:outline-level="1"><draw:custom-shape text:anchor-type="paragraph" draw:z-index="24" draw:name="Forme7_1" draw:style-name="gr17" draw:text-style-name="P141" svg:width="1.151cm" svg:height="0.874cm" svg:x="4.353cm" svg:y="1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181">5,3 </text:span></text:span><text:span text:style-name="MATH"><text:span text:style-name="T194">÷</text:span></text:span><text:span text:style-name="MATH"><text:span text:style-name="T192"> </text:span></text:span><text:span text:style-name="_5f_Caractères"><text:span text:style-name="T181">4</text:span></text:span></text:h>
                </table:table-cell>
                <table:table-cell table:style-name="Tableau57.B4" office:value-type="string">
                  <text:h text:style-name="_5f_Tableau_5f_Centré" text:outline-level="1"><text:span text:style-name="_5f_Caractères">1,325</text:span></text:h>
                </table:table-cell>
                <table:table-cell table:style-name="Tableau57.C4" office:value-type="string">
                  <text:h text:style-name="_5f_Tableau_5f_Centré" text:outline-level="1"><text:span text:style-name="_5f_Caractères">13,25</text:span></text:h>
                </table:table-cell>
                <table:table-cell table:style-name="Tableau57.D4" office:value-type="string">
                  <text:h text:style-name="_5f_Tableau_5f_Centré" text:outline-level="1"><text:span text:style-name="_5f_Caractères">0,132 5</text:span></text:h>
                </table:table-cell>
                <table:table-cell table:style-name="Tableau57.E4" office:value-type="string">
                  <text:h text:style-name="_5f_Tableau_5f_Centré" text:outline-level="1"><text:span text:style-name="_5f_Caractères">2,25</text:span></text:h>
                </table:table-cell>
              </table:table-row>
              <table:table-row table:style-name="Tableau57.4">
                <table:table-cell table:style-name="Tableau57.A2" office:value-type="string">
                  <text:h text:style-name="P112" text:outline-level="1"><draw:custom-shape text:anchor-type="paragraph" draw:z-index="25" draw:name="Forme7_2" draw:style-name="gr17" draw:text-style-name="P141" svg:width="1.151cm" svg:height="0.874cm" svg:x="5.965cm" svg:y="1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181">6,25 </text:span></text:span><text:span text:style-name="MATH"><text:span text:style-name="T194">÷</text:span></text:span><text:span text:style-name="MATH"><text:span text:style-name="T192"> </text:span></text:span><text:span text:style-name="_5f_Caractères"><text:span text:style-name="T181">5</text:span></text:span></text:h>
                </table:table-cell>
                <table:table-cell table:style-name="Tableau57.B4" office:value-type="string">
                  <text:h text:style-name="_5f_Tableau_5f_Centré" text:outline-level="1"><text:span text:style-name="_5f_Caractères">12,5</text:span></text:h>
                </table:table-cell>
                <table:table-cell table:style-name="Tableau57.C4" office:value-type="string">
                  <text:h text:style-name="_5f_Tableau_5f_Centré" text:outline-level="1"><text:span text:style-name="_5f_Caractères">1,25</text:span></text:h>
                </table:table-cell>
                <table:table-cell table:style-name="Tableau57.D4" office:value-type="string">
                  <text:h text:style-name="_5f_Tableau_5f_Centré" text:outline-level="1"><text:span text:style-name="_5f_Caractères">2,5</text:span></text:h>
                </table:table-cell>
                <table:table-cell table:style-name="Tableau57.E4" office:value-type="string">
                  <text:h text:style-name="_5f_Tableau_5f_Centré" text:outline-level="1"><text:span text:style-name="_5f_Caractères">0,25</text:span></text:h>
                </table:table-cell>
              </table:table-row>
              <table:table-row table:style-name="Tableau57.5">
                <table:table-cell table:style-name="Tableau57.A2" office:value-type="string">
                  <text:h text:style-name="P112" text:outline-level="1"><text:span text:style-name="_5f_Caractères"><text:span text:style-name="T181">81,36 </text:span></text:span><text:span text:style-name="MATH"><text:span text:style-name="T194">÷ </text:span></text:span><text:span text:style-name="_5f_Caractères"><text:span text:style-name="T181">18</text:span></text:span></text:h>
                </table:table-cell>
                <table:table-cell table:style-name="Tableau57.B5" office:value-type="string">
                  <text:h text:style-name="_5f_Tableau_5f_Centré" text:outline-level="1"><text:span text:style-name="_5f_Caractères">45,2</text:span></text:h>
                </table:table-cell>
                <table:table-cell table:style-name="Tableau57.C5" office:value-type="string">
                  <text:h text:style-name="_5f_Tableau_5f_Centré" text:outline-level="1"><text:span text:style-name="_5f_Caractères">5,42</text:span></text:h>
                </table:table-cell>
                <table:table-cell table:style-name="Tableau57.D5" office:value-type="string">
                  <text:h text:style-name="_5f_Tableau_5f_Centré" text:outline-level="1"><text:span text:style-name="_5f_Caractères">4,52</text:span></text:h>
                </table:table-cell>
                <table:table-cell table:style-name="Tableau57.E5" office:value-type="string">
                  <text:h text:style-name="_5f_Tableau_5f_Centré" text:outline-level="1"><text:span text:style-name="_5f_Caractères"><text:span text:style-name="T197">3</text:span></text:span><text:span text:style-name="_5f_Caractères">,52</text:span></text:h>
                </table:table-cell>
              </table:table-row>
            </table:table>
            <text:list xml:id="list125534009678287" text:continue-numbering="true" text:style-name="_5f_Numérotation_20_des_20_exercices">
              <text:list-item>
                <text:h text:style-name="P128" text:outline-level="1"><text:span text:style-name="_5f_Caractères">Complète le tableau ci-dessous en t'aidant des quatre calculs suivants.</text:span></text:h>
              </text:list-item>
            </text:list>
            <text:section text:style-name="Sect5" text:name="Section14">
              <text:list xml:id="list2703745601" text:style-name="_5f_Numérotation_20_des_20_exercices">
                <text:list-item>
                  <text:list>
                    <text:list-item>
                      <text:p text:style-name="P121"><text:span text:style-name="_5f_Caractères">741 </text:span><text:span text:style-name="MATH"><text:span text:style-name="T194">÷ </text:span></text:span><text:span text:style-name="_5f_Caractères">35 </text:span><text:span text:style-name="MATH"><text:span text:style-name="T150">≈</text:span></text:span><text:span text:style-name="_5f_Caractères"><text:span text:style-name="T151"> </text:span></text:span><text:span text:style-name="_5f_Caractères">21,171</text:span><text:span text:style-name="_5f_pointillés_20_gris">.</text:span></text:p>
                    </text:list-item>
                    <text:list-item>
                      <text:p text:style-name="P121"><text:span text:style-name="_5f_Caractères">12,4 </text:span><text:span text:style-name="MATH"><text:span text:style-name="T194">÷</text:span></text:span><text:span text:style-name="MATH"><text:span text:style-name="T185"> </text:span></text:span><text:span text:style-name="_5f_Caractères">6 </text:span><text:span text:style-name="MATH"><text:span text:style-name="T150">≈</text:span></text:span><text:span text:style-name="_5f_Caractères"><text:span text:style-name="T151"> </text:span></text:span><text:span text:style-name="_5f_Caractères">2,066</text:span><text:span text:style-name="_5f_pointillés_20_gris">...</text:span></text:p>
                    </text:list-item>
                    <text:list-item>
                      <text:p text:style-name="P121"><text:span text:style-name="_5f_Caractères">42,1 </text:span><text:span text:style-name="MATH"><text:span text:style-name="T194">÷</text:span></text:span><text:span text:style-name="MATH"><text:span text:style-name="T192"> </text:span></text:span><text:span text:style-name="_5f_Caractères">3 </text:span><text:span text:style-name="MATH"><text:span text:style-name="T150">≈</text:span></text:span><text:span text:style-name="_5f_Caractères"><text:span text:style-name="T151"> </text:span></text:span><text:span text:style-name="_5f_Caractères">14,033</text:span><text:span text:style-name="_5f_pointillés_20_gris">...</text:span></text:p>
                    </text:list-item>
                  </text:list>
                </text:list-item>
              </text:list>
              <text:h text:style-name="_5f_Paragraphe" text:outline-level="1"><text:span text:style-name="_5f_pointillés_20_gris"/></text:h>
            </text:section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column table:style-name="Table25.D"/>
              <table:table-header-rows>
                <table:table-row table:style-name="TableLine99500400">
                  <table:table-cell table:style-name="Table25.A1" office:value-type="string">
                    <text:h text:style-name="_5f_Tableau_5f_Centré_5f_Gras" text:outline-level="1"/>
                  </table:table-cell>
                  <table:table-cell table:style-name="Table25.B1" office:value-type="string">
                    <text:h text:style-name="_5f_Tableau_5f_Centré_5f_Gras" text:outline-level="1">Arrondi </text:h>
                    <text:h text:style-name="_5f_Tableau_5f_Centré_5f_Gras" text:outline-level="1">à l'unité près</text:h>
                  </table:table-cell>
                  <table:table-cell table:style-name="Table25.B1" office:value-type="string">
                    <text:h text:style-name="_5f_Tableau_5f_Centré_5f_Gras" text:outline-level="1">Arrondi </text:h>
                    <text:h text:style-name="_5f_Tableau_5f_Centré_5f_Gras" text:outline-level="1">au dixième près</text:h>
                  </table:table-cell>
                  <table:table-cell table:style-name="Table25.D1" office:value-type="string">
                    <text:h text:style-name="_5f_Tableau_5f_Centré_5f_Gras" text:outline-level="1">Arrondi </text:h>
                    <text:h text:style-name="_5f_Tableau_5f_Centré_5f_Gras" text:outline-level="1">au centième près</text:h>
                  </table:table-cell>
                </table:table-row>
              </table:table-header-rows>
              <table:table-row table:style-name="Table25.2">
                <table:table-cell table:style-name="Table25.B1" office:value-type="string">
                  <text:h text:style-name="P108" text:outline-level="1">741 <text:span text:style-name="MATH"><text:span text:style-name="T195">÷</text:span></text:span><text:span text:style-name="MATH"><text:span text:style-name="T193"> </text:span></text:span>35</text:h>
                </table:table-cell>
                <table:table-cell table:style-name="Table25.B2" office:value-type="string">
                  <text:h text:style-name="_5f_Tableau_5f_Centré" text:outline-level="1"><text:span text:style-name="_5f_Caractères_5f_correction">21</text:span></text:h>
                </table:table-cell>
                <table:table-cell table:style-name="Table25.C2" office:value-type="string">
                  <text:h text:style-name="_5f_Tableau_5f_Centré" text:outline-level="1"><text:span text:style-name="_5f_Caractères_5f_correction">21,2</text:span></text:h>
                </table:table-cell>
                <table:table-cell table:style-name="Table25.D2" office:value-type="string">
                  <text:h text:style-name="_5f_Tableau_5f_Centré" text:outline-level="1"><text:span text:style-name="_5f_Caractères_5f_correction">21,17</text:span></text:h>
                </table:table-cell>
              </table:table-row>
              <table:table-row table:style-name="Table25.2">
                <table:table-cell table:style-name="Table25.A3" office:value-type="string">
                  <text:h text:style-name="P109" text:outline-level="1">12,4 <text:span text:style-name="MATH"><text:span text:style-name="T195">÷</text:span></text:span><text:span text:style-name="MATH"><text:span text:style-name="T193"> </text:span></text:span>6</text:h>
                </table:table-cell>
                <table:table-cell table:style-name="Table25.B3" office:value-type="string">
                  <text:h text:style-name="_5f_Tableau_5f_Centré" text:outline-level="1"><text:span text:style-name="_5f_Caractères_5f_correction">2</text:span></text:h>
                </table:table-cell>
                <table:table-cell table:style-name="Table25.C3" office:value-type="string">
                  <text:h text:style-name="_5f_Tableau_5f_Centré" text:outline-level="1"><text:span text:style-name="_5f_Caractères_5f_correction">2,1</text:span></text:h>
                </table:table-cell>
                <table:table-cell table:style-name="Table25.D3" office:value-type="string">
                  <text:h text:style-name="_5f_Tableau_5f_Centré" text:outline-level="1"><text:span text:style-name="_5f_Caractères_5f_correction">2,07</text:span></text:h>
                </table:table-cell>
              </table:table-row>
              <table:table-row table:style-name="Table25.2">
                <table:table-cell table:style-name="Table25.A3" office:value-type="string">
                  <text:h text:style-name="P109" text:outline-level="1">42,1 <text:span text:style-name="MATH"><text:span text:style-name="T195">÷</text:span></text:span><text:span text:style-name="MATH"><text:span text:style-name="T193"> </text:span></text:span>3</text:h>
                </table:table-cell>
                <table:table-cell table:style-name="Table25.B4" office:value-type="string">
                  <text:h text:style-name="_5f_Tableau_5f_Centré" text:outline-level="1"><text:span text:style-name="_5f_Caractères_5f_correction">14</text:span></text:h>
                </table:table-cell>
                <table:table-cell table:style-name="Table25.C4" office:value-type="string">
                  <text:h text:style-name="_5f_Tableau_5f_Centré" text:outline-level="1"><text:span text:style-name="_5f_Caractères_5f_correction">14,0</text:span></text:h>
                </table:table-cell>
                <table:table-cell table:style-name="Table25.D4" office:value-type="string">
                  <text:h text:style-name="_5f_Tableau_5f_Centré" text:outline-level="1"><text:span text:style-name="_5f_Caractères_5f_correction">14,03</text:span></text:h>
                </table:table-cell>
              </table:table-row>
            </table:table>
            <text:list xml:id="list125535187817136" text:continue-list="list125534009678287" text:style-name="_5f_Numérotation_20_des_20_exercices">
              <text:list-item>
                <text:h text:style-name="P127" text:outline-level="1"><text:span text:style-name="_5f_Caractères">Un nombre mystérieux</text:span></text:h>
                <text:list>
                  <text:list-item>
                    <text:p text:style-name="P120"><text:span text:style-name="_5f_Caractères">Effectue avec ta calculatrice chaque division jusqu'au septième chiffre après la virgule puis com­plète la deuxième ligne.</text:span></text:p>
                  </text:list-item>
                </text:list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row table:style-name="Table6.1">
                <table:table-cell table:style-name="Table6.A1" office:value-type="string">
                  <text:h text:style-name="_5f_Tableau_5f_Centré_5f_Gras" text:outline-level="1"><text:span text:style-name="_5f_Caractères"><text:span text:style-name="T183">Division</text:span></text:span></text:h>
                </table:table-cell>
                <table:table-cell table:style-name="Table6.B1" office:value-type="string">
                  <text:h text:style-name="_5f_Tableau_5f_Centré_5f_Gras" text:outline-level="1"><text:span text:style-name="_5f_Caractères"><text:span text:style-name="T184">22 par 7</text:span></text:span></text:h>
                </table:table-cell>
                <table:table-cell table:style-name="Table6.C1" office:value-type="string">
                  <text:h text:style-name="_5f_Tableau_5f_Centré_5f_Gras" text:outline-level="1"><text:span text:style-name="_5f_Caractères"><text:span text:style-name="T184">333 par 106</text:span></text:span></text:h>
                </table:table-cell>
                <table:table-cell table:style-name="Table6.D1" office:value-type="string">
                  <text:h text:style-name="_5f_Tableau_5f_Centré_5f_Gras" text:outline-level="1"><text:span text:style-name="_5f_Caractères"><text:span text:style-name="T184">355 par 113</text:span></text:span></text:h>
                </table:table-cell>
                <table:table-cell table:style-name="Table6.E1" office:value-type="string">
                  <text:h text:style-name="_5f_Tableau_5f_Centré_5f_Gras" text:outline-level="1"><text:span text:style-name="_5f_Caractères"><text:span text:style-name="T184">377 par 120</text:span></text:span>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<text:span text:style-name="_5f_Caractères"><text:span text:style-name="T187">Quotient décimal</text:span></text:span></text:h>
                </table:table-cell>
                <table:table-cell table:style-name="Table6.B2" office:value-type="string">
                  <text:h text:style-name="_5f_Tableau_5f_Centré" text:outline-level="1"><text:span text:style-name="_5f_Caractères_5f_correction"><text:span text:style-name="T186">3,142 857 1</text:span></text:span></text:h>
                </table:table-cell>
                <table:table-cell table:style-name="Table6.C2" office:value-type="string">
                  <text:h text:style-name="_5f_Tableau_5f_Centré" text:outline-level="1"><text:span text:style-name="_5f_Caractères_5f_correction"><text:span text:style-name="T186">3,141 <text:s/>509 4</text:span></text:span></text:h>
                </table:table-cell>
                <table:table-cell table:style-name="Table6.D2" office:value-type="string">
                  <text:h text:style-name="_5f_Tableau_5f_Centré" text:outline-level="1"><text:span text:style-name="_5f_Caractères_5f_correction"><text:span text:style-name="T186">3,141 592 9</text:span></text:span></text:h>
                </table:table-cell>
                <table:table-cell table:style-name="Table6.E2" office:value-type="string">
                  <text:h text:style-name="_5f_Tableau_5f_Centré" text:outline-level="1"><text:span text:style-name="_5f_Caractères_5f_correction"><text:span text:style-name="T186">3,141 666 7</text:span></text:span></text:h>
                </table:table-cell>
              </table:table-row>
            </table:table>
            <text:list xml:id="list125534576756512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De quel nombre connu les résultats précédents sont-ils des approximations ? </text:span><text:span text:style-name="_5f_Caractères_5f_correction">π</text:span></text:p>
                  </text:list-item>
                  <text:list-item>
                    <text:p text:style-name="P120"><text:span text:style-name="_5f_Caractères">Écris la valeur affichée par ta calculatrice de ce nombre mystérieux. </text:span><text:span text:style-name="_5f_Caractères_5f_correction">3,141 592 7</text:span></text:p>
                  </text:list-item>
                  <text:list-item>
                    <text:p text:style-name="P120"><text:span text:style-name="_5f_Caractères">Les quotients de </text:span><text:span text:style-name="_5f_Caractères"><text:span text:style-name="T198">a.</text:span></text:span><text:span text:style-name="_5f_Caractères"> sont des valeurs approchées du nombre mystérieux. Quel est le quotient déci­mal qui donne la meilleure approximation de ce nombre mystérieux ? </text:span><text:span text:style-name="_5f_Caractères_5f_correction">355 </text:span><text:span text:style-name="_5f_Caractères_5f_correction"><text:span text:style-name="T196">÷</text:span></text:span><text:span text:style-name="_5f_Caractères_5f_correction"> 113</text:span></text:p>
                  </text:list-item>
                </text:list>
              </text:list-item>
              <text:list-item>
                <text:h text:style-name="P127" text:outline-level="1"><text:span text:style-name="_5f_Caractères">Divisions décimales infinies</text:span></text:h>
                <text:list>
                  <text:list-item>
                    <text:p text:style-name="P120"><text:span text:style-name="_5f_Caractères">Effectue les divisions suivantes jusqu'au mil­lième :</text:span></text:p>
                  </text:list-item>
                </text:list>
              </text:list-item>
            </text:list>
            <text:section text:style-name="Sect1" text:name="Section15">
              <table:table table:name="Table26" table:style-name="Table26">
                <table:table-column table:style-name="Table26.A"/>
                <table:table-column table:style-name="Table26.B"/>
                <table:table-column table:style-name="Table26.C"/>
                <table:table-row table:style-name="TableLine99038576">
                  <table:table-cell table:style-name="Table26.A1" office:value-type="string">
                    <text:h text:style-name="P107" text:outline-level="1">8 5, <text:span text:style-name="_5f_Caractères_5f_correction"><text:span text:style-name="T188">0 0 0 </text:span></text:span><text:s/></text:h>
                  </table:table-cell>
                  <table:table-cell table:style-name="Table26.A1" office:value-type="string">
                    <text:h text:style-name="P111" text:outline-level="1"/>
                  </table:table-cell>
                  <table:table-cell table:style-name="Table26.C1" office:value-type="string">
                    <text:h text:style-name="P107" text:outline-level="1"><text:s/>6 </text:h>
                  </table:table-cell>
                </table:table-row>
                <table:table-row table:style-name="TableLine100946784">
                  <table:table-cell table:style-name="Table26.A2" office:value-type="string">
                    <text:h text:style-name="P111" text:outline-level="1"><text:span text:style-name="_5f_Caractères_5f_correction"><text:span text:style-name="T181">6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2" office:value-type="string">
                    <text:h text:style-name="P104" text:outline-level="1"><text:span text:style-name="_5f_Caractères_5f_correction">1 4,1 6 6 </text:span></text:h>
                  </table:table-cell>
                </table:table-row>
                <table:table-row table:style-name="TableLine100811120">
                  <table:table-cell table:style-name="Table26.A1" office:value-type="string">
                    <text:h text:style-name="P111" text:outline-level="1"><text:span text:style-name="_5f_Caractères_5f_correction"><text:span text:style-name="T181"><text:s/>2 5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3" office:value-type="string">
                    <text:h text:style-name="_5f_Tableau_5f_Centré" text:outline-level="1"/>
                  </table:table-cell>
                </table:table-row>
                <table:table-row table:style-name="TableLine100691920">
                  <table:table-cell table:style-name="Table26.A2" office:value-type="string">
                    <text:h text:style-name="P111" text:outline-level="1"><text:span text:style-name="_5f_Caractères_5f_correction"><text:span text:style-name="T181"><text:s/>2 4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4" office:value-type="string">
                    <text:h text:style-name="_5f_Tableau_5f_Centré" text:outline-level="1"/>
                  </table:table-cell>
                </table:table-row>
                <table:table-row table:style-name="TableLine100524304">
                  <table:table-cell table:style-name="Table26.A1" office:value-type="string">
                    <text:h text:style-name="P111" text:outline-level="1"><text:span text:style-name="_5f_Caractères_5f_correction"><text:span text:style-name="T181"><text:s text:c="4"/>1 0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5" office:value-type="string">
                    <text:h text:style-name="_5f_Tableau_5f_Centré" text:outline-level="1"/>
                  </table:table-cell>
                </table:table-row>
                <table:table-row table:style-name="TableLine100236848">
                  <table:table-cell table:style-name="Table26.A2" office:value-type="string">
                    <text:h text:style-name="P111" text:outline-level="1"><text:span text:style-name="_5f_Caractères_5f_correction"><text:span text:style-name="T181"><text:s text:c="7"/>6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6" office:value-type="string">
                    <text:h text:style-name="_5f_Tableau_5f_Centré" text:outline-level="1"/>
                  </table:table-cell>
                </table:table-row>
                <table:table-row table:style-name="TableLine101612816">
                  <table:table-cell table:style-name="Table26.A1" office:value-type="string">
                    <text:h text:style-name="P111" text:outline-level="1"><text:span text:style-name="_5f_Caractères_5f_correction"><text:span text:style-name="T181"><text:s text:c="7"/>4 0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7" office:value-type="string">
                    <text:h text:style-name="_5f_Tableau_5f_Centré" text:outline-level="1"/>
                  </table:table-cell>
                </table:table-row>
                <table:table-row table:style-name="TableLine100284400">
                  <table:table-cell table:style-name="Table26.A2" office:value-type="string">
                    <text:h text:style-name="P111" text:outline-level="1"><text:span text:style-name="_5f_Caractères_5f_correction"><text:span text:style-name="T181"><text:s text:c="7"/>3 6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8" office:value-type="string">
                    <text:h text:style-name="_5f_Tableau_5f_Centré" text:outline-level="1"/>
                  </table:table-cell>
                </table:table-row>
                <table:table-row table:style-name="TableLine99816272">
                  <table:table-cell table:style-name="Table26.A1" office:value-type="string">
                    <text:h text:style-name="P111" text:outline-level="1"><text:span text:style-name="_5f_Caractères_5f_correction"><text:span text:style-name="T181"><text:s text:c="10"/>4 0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9" office:value-type="string">
                    <text:h text:style-name="_5f_Tableau_5f_Centré" text:outline-level="1"/>
                  </table:table-cell>
                </table:table-row>
                <table:table-row table:style-name="TableLine99711216">
                  <table:table-cell table:style-name="Table26.A2" office:value-type="string">
                    <text:h text:style-name="P111" text:outline-level="1"><text:span text:style-name="_5f_Caractères_5f_correction"><text:span text:style-name="T181"><text:s text:c="10"/>3 6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10" office:value-type="string">
                    <text:h text:style-name="_5f_Tableau_5f_Centré" text:outline-level="1"/>
                  </table:table-cell>
                </table:table-row>
                <table:table-row table:style-name="TableLine99417680">
                  <table:table-cell table:style-name="Table26.A1" office:value-type="string">
                    <text:h text:style-name="P111" text:outline-level="1"><text:span text:style-name="_5f_Caractères_5f_correction"><text:span text:style-name="T181"><text:s text:c="13"/>4</text:span></text:span></text:h>
                  </table:table-cell>
                  <table:table-cell table:style-name="Table26.A1" office:value-type="string">
                    <text:h text:style-name="P104" text:outline-level="1"/>
                  </table:table-cell>
                  <table:table-cell table:style-name="Table26.C11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><text:span text:style-name="_5f_Caractères"/></text:h>
              <table:table table:name="Table27" table:style-name="Table27">
                <table:table-column table:style-name="Table27.A"/>
                <table:table-column table:style-name="Table27.B"/>
                <table:table-column table:style-name="Table27.C"/>
                <table:table-row table:style-name="TableLine102086224">
                  <table:table-cell table:style-name="Table27.A1" office:value-type="string">
                    <text:h text:style-name="P105" text:outline-level="1">1 2, <text:span text:style-name="_5f_Caractères_5f_correction"><text:span text:style-name="T188">0 0 0 </text:span></text:span></text:h>
                  </table:table-cell>
                  <table:table-cell table:style-name="Table27.A1" office:value-type="string">
                    <text:h text:style-name="_5f_Tableau_5f_Centré_5f_Gras" text:outline-level="1"/>
                  </table:table-cell>
                  <table:table-cell table:style-name="Table27.C1" office:value-type="string">
                    <text:h text:style-name="P107" text:outline-level="1"><text:s/>7 </text:h>
                  </table:table-cell>
                </table:table-row>
                <table:table-row table:style-name="TableLine98217056">
                  <table:table-cell table:style-name="Table27.A2" office:value-type="string">
                    <text:h text:style-name="P111" text:outline-level="1"><text:span text:style-name="_5f_Caractères_5f_correction"><text:span text:style-name="T181"><text:s text:c="4"/>7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2" office:value-type="string">
                    <text:h text:style-name="P104" text:outline-level="1"><text:span text:style-name="_5f_Caractères_5f_correction"><text:s/>1, 7 1 4</text:span></text:h>
                  </table:table-cell>
                </table:table-row>
                <table:table-row table:style-name="TableLine98890080">
                  <table:table-cell table:style-name="Table27.A1" office:value-type="string">
                    <text:h text:style-name="P111" text:outline-level="1"><text:span text:style-name="_5f_Caractères_5f_correction"><text:span text:style-name="T181"><text:s text:c="5"/>5 0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3" office:value-type="string">
                    <text:h text:style-name="_5f_Tableau_5f_Centré" text:outline-level="1"/>
                  </table:table-cell>
                </table:table-row>
                <table:table-row table:style-name="TableLine98492064">
                  <table:table-cell table:style-name="Table27.A2" office:value-type="string">
                    <text:h text:style-name="P111" text:outline-level="1"><text:span text:style-name="_5f_Caractères_5f_correction"><text:span text:style-name="T181"><text:s text:c="5"/>4 9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4" office:value-type="string">
                    <text:h text:style-name="_5f_Tableau_5f_Centré" text:outline-level="1"/>
                  </table:table-cell>
                </table:table-row>
                <table:table-row table:style-name="TableLine103850912">
                  <table:table-cell table:style-name="Table27.A1" office:value-type="string">
                    <text:h text:style-name="P111" text:outline-level="1"><text:span text:style-name="_5f_Caractères_5f_correction"><text:span text:style-name="T181"><text:s text:c="8"/>1 0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5" office:value-type="string">
                    <text:h text:style-name="_5f_Tableau_5f_Centré" text:outline-level="1"/>
                  </table:table-cell>
                </table:table-row>
                <table:table-row table:style-name="TableLine91983504">
                  <table:table-cell table:style-name="Table27.A2" office:value-type="string">
                    <text:h text:style-name="P111" text:outline-level="1"><text:span text:style-name="_5f_Caractères_5f_correction"><text:span text:style-name="T181"><text:s text:c="11"/>7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6" office:value-type="string">
                    <text:h text:style-name="_5f_Tableau_5f_Centré" text:outline-level="1"/>
                  </table:table-cell>
                </table:table-row>
                <table:table-row table:style-name="TableLine92123344">
                  <table:table-cell table:style-name="Table27.A1" office:value-type="string">
                    <text:h text:style-name="P111" text:outline-level="1"><text:span text:style-name="_5f_Caractères_5f_correction"><text:span text:style-name="T181"><text:s text:c="11"/>3 0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7" office:value-type="string">
                    <text:h text:style-name="_5f_Tableau_5f_Centré" text:outline-level="1"/>
                  </table:table-cell>
                </table:table-row>
                <table:table-row table:style-name="TableLine96615248">
                  <table:table-cell table:style-name="Table27.A2" office:value-type="string">
                    <text:h text:style-name="P111" text:outline-level="1"><text:span text:style-name="_5f_Caractères_5f_correction"><text:span text:style-name="T181"><text:s text:c="11"/>2 8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8" office:value-type="string">
                    <text:h text:style-name="_5f_Tableau_5f_Centré" text:outline-level="1"/>
                  </table:table-cell>
                </table:table-row>
                <table:table-row table:style-name="TableLine103483712">
                  <table:table-cell table:style-name="Table27.A1" office:value-type="string">
                    <text:h text:style-name="P111" text:outline-level="1"><text:span text:style-name="_5f_Caractères_5f_correction"><text:span text:style-name="T181"><text:s text:c="14"/>2</text:span></text:span></text:h>
                  </table:table-cell>
                  <table:table-cell table:style-name="Table27.A1" office:value-type="string">
                    <text:h text:style-name="_5f_Tableau_5f_Centré" text:outline-level="1"/>
                  </table:table-cell>
                  <table:table-cell table:style-name="Table27.C9" office:value-type="string">
                    <text:h text:style-name="_5f_Tableau_5f_Centré" text:outline-level="1"/>
                  </table:table-cell>
                </table:table-row>
              </table:table>
              <table:table table:name="Table28" table:style-name="Table28">
                <table:table-column table:style-name="Table28.A"/>
                <table:table-column table:style-name="Table28.B"/>
                <table:table-column table:style-name="Table28.C"/>
                <table:table-row table:style-name="TableLine98930560">
                  <table:table-cell table:style-name="Table28.A1" office:value-type="string">
                    <text:h text:style-name="P105" text:outline-level="1">1 0, <text:span text:style-name="_5f_Caractères_5f_correction"><text:span text:style-name="T188">0 0 0 </text:span></text:span></text:h>
                  </table:table-cell>
                  <table:table-cell table:style-name="Table28.A1" office:value-type="string">
                    <text:h text:style-name="_5f_Tableau_5f_Centré_5f_Gras" text:outline-level="1"/>
                  </table:table-cell>
                  <table:table-cell table:style-name="Table28.C1" office:value-type="string">
                    <text:h text:style-name="P107" text:outline-level="1"><text:s/>1 1 </text:h>
                  </table:table-cell>
                </table:table-row>
                <table:table-row table:style-name="TableLine101018672">
                  <table:table-cell table:style-name="Table28.A2" office:value-type="string">
                    <text:h text:style-name="P111" text:outline-level="1"><text:span text:style-name="_5f_Caractères_5f_correction"><text:span text:style-name="T181"><text:s text:c="3"/>0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2" office:value-type="string">
                    <text:h text:style-name="P104" text:outline-level="1"><text:span text:style-name="_5f_Caractères_5f_correction"><text:s/>0, 9 0 9</text:span></text:h>
                  </table:table-cell>
                </table:table-row>
                <table:table-row table:style-name="TableLine105331584">
                  <table:table-cell table:style-name="Table28.A1" office:value-type="string">
                    <text:h text:style-name="P111" text:outline-level="1"><text:span text:style-name="_5f_Caractères_5f_correction"><text:span text:style-name="T181">1 0 0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3" office:value-type="string">
                    <text:h text:style-name="_5f_Tableau_5f_Centré" text:outline-level="1"/>
                  </table:table-cell>
                </table:table-row>
                <table:table-row table:style-name="TableLine102567120">
                  <table:table-cell table:style-name="Table28.A2" office:value-type="string">
                    <text:h text:style-name="P111" text:outline-level="1"><text:span text:style-name="_5f_Caractères_5f_correction"><text:span text:style-name="T181"><text:s text:c="2"/>9 9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4" office:value-type="string">
                    <text:h text:style-name="_5f_Tableau_5f_Centré" text:outline-level="1"/>
                  </table:table-cell>
                </table:table-row>
                <table:table-row table:style-name="TableLine101646032">
                  <table:table-cell table:style-name="Table28.A1" office:value-type="string">
                    <text:h text:style-name="P111" text:outline-level="1"><text:span text:style-name="_5f_Caractères_5f_correction"><text:span text:style-name="T181"><text:s text:c="6"/>1 0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5" office:value-type="string">
                    <text:h text:style-name="_5f_Tableau_5f_Centré" text:outline-level="1"/>
                  </table:table-cell>
                </table:table-row>
                <table:table-row table:style-name="TableLine102979024">
                  <table:table-cell table:style-name="Table28.A2" office:value-type="string">
                    <text:h text:style-name="P111" text:outline-level="1"><text:span text:style-name="_5f_Caractères_5f_correction"><text:span text:style-name="T181"><text:s text:c="9"/>0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6" office:value-type="string">
                    <text:h text:style-name="_5f_Tableau_5f_Centré" text:outline-level="1"/>
                  </table:table-cell>
                </table:table-row>
                <table:table-row table:style-name="TableLine102327136">
                  <table:table-cell table:style-name="Table28.A1" office:value-type="string">
                    <text:h text:style-name="P111" text:outline-level="1"><text:span text:style-name="_5f_Caractères_5f_correction"><text:span text:style-name="T181"><text:s text:c="7"/>1 0 0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7" office:value-type="string">
                    <text:h text:style-name="_5f_Tableau_5f_Centré" text:outline-level="1"/>
                  </table:table-cell>
                </table:table-row>
                <table:table-row table:style-name="TableLine96654880">
                  <table:table-cell table:style-name="Table28.A2" office:value-type="string">
                    <text:h text:style-name="P111" text:outline-level="1"><text:span text:style-name="_5f_Caractères_5f_correction"><text:span text:style-name="T181"><text:s text:c="10"/>9 9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8" office:value-type="string">
                    <text:h text:style-name="_5f_Tableau_5f_Centré" text:outline-level="1"/>
                  </table:table-cell>
                </table:table-row>
                <table:table-row table:style-name="TableLine99430672">
                  <table:table-cell table:style-name="Table28.A9" office:value-type="string">
                    <text:h text:style-name="P111" text:outline-level="1"><text:span text:style-name="_5f_Caractères_5f_correction"><text:span text:style-name="T181"><text:s text:c="14"/>1</text:span></text:span></text:h>
                  </table:table-cell>
                  <table:table-cell table:style-name="Table28.A1" office:value-type="string">
                    <text:h text:style-name="_5f_Tableau_5f_Centré" text:outline-level="1"/>
                  </table:table-cell>
                  <table:table-cell table:style-name="Table28.C9" office:value-type="string">
                    <text:h text:style-name="_5f_Tableau_5f_Centré" text:outline-level="1"/>
                  </table:table-cell>
                </table:table-row>
              </table:table>
              <text:h text:style-name="_5f_Paragraphe" text:outline-level="1"/>
              <table:table table:name="Table29" table:style-name="Table29">
                <table:table-column table:style-name="Table29.A"/>
                <table:table-column table:style-name="Table29.B"/>
                <table:table-column table:style-name="Table29.C"/>
                <table:table-row table:style-name="TableLine102177776">
                  <table:table-cell table:style-name="Table29.A1" office:value-type="string">
                    <text:h text:style-name="P105" text:outline-level="1">5 1, <text:span text:style-name="_5f_Caractères_5f_correction"><text:span text:style-name="T188">0 0 0 </text:span></text:span></text:h>
                  </table:table-cell>
                  <table:table-cell table:style-name="Table29.A1" office:value-type="string">
                    <text:h text:style-name="_5f_Tableau_5f_Centré_5f_Gras" text:outline-level="1"/>
                  </table:table-cell>
                  <table:table-cell table:style-name="Table29.C1" office:value-type="string">
                    <text:h text:style-name="P107" text:outline-level="1"><text:s/>2 1 </text:h>
                  </table:table-cell>
                </table:table-row>
                <table:table-row table:style-name="TableLine99874848">
                  <table:table-cell table:style-name="Table29.A2" office:value-type="string">
                    <text:h text:style-name="P111" text:outline-level="1"><text:span text:style-name="_5f_Caractères_5f_correction"><text:span text:style-name="T181">4 2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2" office:value-type="string">
                    <text:h text:style-name="P104" text:outline-level="1"><text:span text:style-name="_5f_Caractères_5f_correction">2, 4 2 8</text:span></text:h>
                  </table:table-cell>
                </table:table-row>
                <table:table-row table:style-name="TableLine99398336">
                  <table:table-cell table:style-name="Table29.A3" office:value-type="string">
                    <text:h text:style-name="P111" text:outline-level="1"><text:span text:style-name="_5f_Caractères_5f_correction"><text:span text:style-name="T181"><text:s text:c="3"/>9 0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3" office:value-type="string">
                    <text:h text:style-name="_5f_Tableau_5f_Centré" text:outline-level="1"/>
                  </table:table-cell>
                </table:table-row>
                <table:table-row table:style-name="TableLine99855488">
                  <table:table-cell table:style-name="Table29.A2" office:value-type="string">
                    <text:h text:style-name="P111" text:outline-level="1"><text:span text:style-name="_5f_Caractères_5f_correction"><text:span text:style-name="T181"><text:s text:c="3"/>8 4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4" office:value-type="string">
                    <text:h text:style-name="_5f_Tableau_5f_Centré" text:outline-level="1"/>
                  </table:table-cell>
                </table:table-row>
                <table:table-row table:style-name="TableLine99825568">
                  <table:table-cell table:style-name="Table29.A5" office:value-type="string">
                    <text:h text:style-name="P111" text:outline-level="1"><text:span text:style-name="_5f_Caractères_5f_correction"><text:span text:style-name="T181"><text:s text:c="6"/>6 0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5" office:value-type="string">
                    <text:h text:style-name="_5f_Tableau_5f_Centré" text:outline-level="1"/>
                  </table:table-cell>
                </table:table-row>
                <table:table-row table:style-name="TableLine100638544">
                  <table:table-cell table:style-name="Table29.A2" office:value-type="string">
                    <text:h text:style-name="P111" text:outline-level="1"><text:span text:style-name="_5f_Caractères_5f_correction"><text:span text:style-name="T181"><text:s text:c="6"/>4 2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6" office:value-type="string">
                    <text:h text:style-name="_5f_Tableau_5f_Centré" text:outline-level="1"/>
                  </table:table-cell>
                </table:table-row>
                <table:table-row table:style-name="TableLine100637760">
                  <table:table-cell table:style-name="Table29.A7" office:value-type="string">
                    <text:h text:style-name="P111" text:outline-level="1"><text:span text:style-name="_5f_Caractères_5f_correction"><text:span text:style-name="T181"><text:s text:c="6"/>1 8 0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7" office:value-type="string">
                    <text:h text:style-name="_5f_Tableau_5f_Centré" text:outline-level="1"/>
                  </table:table-cell>
                </table:table-row>
                <table:table-row table:style-name="TableLine98776976">
                  <table:table-cell table:style-name="Table29.A2" office:value-type="string">
                    <text:h text:style-name="P111" text:outline-level="1"><text:span text:style-name="_5f_Caractères_5f_correction"><text:span text:style-name="T181"><text:s text:c="6"/>1 6 8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8" office:value-type="string">
                    <text:h text:style-name="_5f_Tableau_5f_Centré" text:outline-level="1"/>
                  </table:table-cell>
                </table:table-row>
                <table:table-row table:style-name="TableLine100728288">
                  <table:table-cell table:style-name="Table29.A9" office:value-type="string">
                    <text:h text:style-name="P111" text:outline-level="1"><text:span text:style-name="_5f_Caractères_5f_correction"><text:span text:style-name="T181"><text:s text:c="9"/>1 2</text:span></text:span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9" office:value-type="string">
                    <text:h text:style-name="_5f_Tableau_5f_Centré" text:outline-level="1"/>
                  </table:table-cell>
                </table:table-row>
                <table:table-row table:style-name="TableLine100513264">
                  <table:table-cell table:style-name="Table29.A1" office:value-type="string">
                    <text:h text:style-name="_5f_Tableau_5f_Centré_5f_Gras" text:outline-level="1"><text:span text:style-name="_5f_pointillés_20_gris"/></text:h>
                  </table:table-cell>
                  <table:table-cell table:style-name="Table29.A1" office:value-type="string">
                    <text:h text:style-name="_5f_Tableau_5f_Centré" text:outline-level="1"/>
                  </table:table-cell>
                  <table:table-cell table:style-name="Table29.C10" office:value-type="string">
                    <text:h text:style-name="_5f_Tableau_5f_Centré" text:outline-level="1"/>
                  </table:table-cell>
                </table:table-row>
              </table:table>
            </text:section>
            <text:list xml:id="list125534958318684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En utilisant les résultats précédents, complète le tableau ci-dessous :</text:span></text:p>
                  </text:list-item>
                </text:list>
              </text:list-item>
            </text:list>
            <table:table table:name="Table7" table:style-name="Table7">
              <table:table-column table:style-name="Table7.A"/>
              <table:table-column table:style-name="Table7.B" table:number-columns-repeated="2"/>
              <table:table-column table:style-name="Table7.D"/>
              <table:table-header-rows>
                <table:table-row table:style-name="Table7.1">
                  <table:table-cell table:style-name="Table7.A1" office:value-type="string">
                    <text:h text:style-name="_5f_Tableau_5f_Centré_5f_Gras" text:outline-level="1"/>
                  </table:table-cell>
                  <table:table-cell table:style-name="Table7.B1" office:value-type="string">
                    <text:h text:style-name="_5f_Tableau_5f_Centré_5f_Gras" text:outline-level="1"><text:span text:style-name="_5f_Caractères"><text:span text:style-name="T181">Arrondi à l'unité près</text:span></text:span></text:h>
                  </table:table-cell>
                  <table:table-cell table:style-name="Table7.B1" office:value-type="string">
                    <text:h text:style-name="_5f_Tableau_5f_Centré_5f_Gras" text:outline-level="1"><text:span text:style-name="_5f_Caractères"><text:span text:style-name="T181">Arrondi <text:s/>au dixième près</text:span></text:span></text:h>
                  </table:table-cell>
                  <table:table-cell table:style-name="Table7.D1" office:value-type="string">
                    <text:h text:style-name="_5f_Tableau_5f_Centré_5f_Gras" text:outline-level="1"><text:span text:style-name="_5f_Caractères"><text:span text:style-name="T181">Arrondi <text:s/>au centième près</text:span></text:span></text:h>
                  </table:table-cell>
                </table:table-row>
              </table:table-header-rows>
              <table:table-row table:style-name="Table7.2">
                <table:table-cell table:style-name="Table7.D1" office:value-type="string">
                  <text:h text:style-name="P109" text:outline-level="1">85 <text:span text:style-name="MATH"><text:span text:style-name="T195">÷</text:span></text:span> 6</text:h>
                </table:table-cell>
                <table:table-cell table:style-name="Table7.B2" office:value-type="string">
                  <text:h text:style-name="_5f_Tableau_5f_Centré" text:outline-level="1"><text:span text:style-name="_5f_Caractères_5f_correction">14</text:span></text:h>
                </table:table-cell>
                <table:table-cell table:style-name="Table7.C2" office:value-type="string">
                  <text:h text:style-name="_5f_Tableau_5f_Centré" text:outline-level="1"><text:span text:style-name="_5f_Caractères_5f_correction">14,2</text:span></text:h>
                </table:table-cell>
                <table:table-cell table:style-name="Table7.D2" office:value-type="string">
                  <text:h text:style-name="_5f_Tableau_5f_Centré" text:outline-level="1"><text:span text:style-name="_5f_Caractères_5f_correction">14,17</text:span></text:h>
                </table:table-cell>
              </table:table-row>
              <table:table-row table:style-name="Table7.2">
                <table:table-cell table:style-name="Table7.A3" office:value-type="string">
                  <text:h text:style-name="P109" text:outline-level="1">12 <text:span text:style-name="MATH"><text:span text:style-name="T195">÷</text:span></text:span> 7</text:h>
                </table:table-cell>
                <table:table-cell table:style-name="Table7.B3" office:value-type="string">
                  <text:h text:style-name="_5f_Tableau_5f_Centré" text:outline-level="1"><text:span text:style-name="_5f_Caractères_5f_correction">2</text:span></text:h>
                </table:table-cell>
                <table:table-cell table:style-name="Table7.C3" office:value-type="string">
                  <text:h text:style-name="_5f_Tableau_5f_Centré" text:outline-level="1"><text:span text:style-name="_5f_Caractères_5f_correction">1,7</text:span></text:h>
                </table:table-cell>
                <table:table-cell table:style-name="Table7.D3" office:value-type="string">
                  <text:h text:style-name="_5f_Tableau_5f_Centré" text:outline-level="1"><text:span text:style-name="_5f_Caractères_5f_correction">1, 71</text:span></text:h>
                </table:table-cell>
              </table:table-row>
              <table:table-row table:style-name="Table7.2">
                <table:table-cell table:style-name="Table7.A3" office:value-type="string">
                  <text:h text:style-name="P109" text:outline-level="1">10 <text:span text:style-name="MATH"><text:span text:style-name="T195">÷</text:span></text:span> 11</text:h>
                </table:table-cell>
                <table:table-cell table:style-name="Table7.B4" office:value-type="string">
                  <text:h text:style-name="_5f_Tableau_5f_Centré" text:outline-level="1"><text:span text:style-name="_5f_Caractères_5f_correction">1</text:span></text:h>
                </table:table-cell>
                <table:table-cell table:style-name="Table7.C4" office:value-type="string">
                  <text:h text:style-name="_5f_Tableau_5f_Centré" text:outline-level="1"><text:span text:style-name="_5f_Caractères_5f_correction">0,9</text:span></text:h>
                </table:table-cell>
                <table:table-cell table:style-name="Table7.D4" office:value-type="string">
                  <text:h text:style-name="_5f_Tableau_5f_Centré" text:outline-level="1"><text:span text:style-name="_5f_Caractères_5f_correction">0,91</text:span></text:h>
                </table:table-cell>
              </table:table-row>
              <table:table-row table:style-name="Table7.2">
                <table:table-cell table:style-name="Table7.B1" office:value-type="string">
                  <text:h text:style-name="P109" text:outline-level="1">51 <text:span text:style-name="MATH"><text:span text:style-name="T195">÷</text:span></text:span> 21</text:h>
                </table:table-cell>
                <table:table-cell table:style-name="Table7.B5" office:value-type="string">
                  <text:h text:style-name="_5f_Tableau_5f_Centré" text:outline-level="1"><text:span text:style-name="_5f_Caractères_5f_correction">2</text:span></text:h>
                </table:table-cell>
                <table:table-cell table:style-name="Table7.C5" office:value-type="string">
                  <text:h text:style-name="_5f_Tableau_5f_Centré" text:outline-level="1"><text:span text:style-name="_5f_Caractères_5f_correction">2,4</text:span></text:h>
                </table:table-cell>
                <table:table-cell table:style-name="Table7.D5" office:value-type="string">
                  <text:h text:style-name="_5f_Tableau_5f_Centré" text:outline-level="1"><text:span text:style-name="_5f_Caractères_5f_correction">2,43</text:span></text:h>
                </table:table-cell>
              </table:table-row>
            </table:table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Police_20_par_20_défaut" style:display-name="Police par défau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6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6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6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0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5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5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9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5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4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33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35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3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34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2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9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2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2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2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1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1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1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0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0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0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00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0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0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9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93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9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9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9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8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8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8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81" draw:name="Shape3_12" draw:style-name="Mgr5" draw:text-style-name="MP1" svg:x1="10.308cm" svg:y1="0.388cm" svg:x2="20.496cm" svg:y2="0.36cm"><text:p/></draw:line><draw:path text:anchor-type="paragraph" draw:z-index="28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84" draw:name="Shape3_27" draw:style-name="Mgr5" draw:text-style-name="MP1" svg:x1="10.308cm" svg:y1="0.388cm" svg:x2="20.496cm" svg:y2="0.36cm"><text:p/></draw:line><draw:path text:anchor-type="paragraph" draw:z-index="28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8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7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7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7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27"><draw:text-box fo:min-height="0.499cm" fo:min-width="7.096cm"><draw:frame draw:style-name="Mfr2" draw:name="Frame1031" text:anchor-type="frame" svg:x="0.45cm" svg:y="0.079cm" svg:width="0.817cm" draw:z-index="28"><draw:text-box fo:min-height="0.355cm"><text:p text:style-name="MP3"><draw:g text:anchor-type="paragraph" draw:z-index="26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22"><draw:text-box fo:min-height="0.499cm" fo:min-width="7.096cm"><draw:frame draw:style-name="Mfr2" draw:name="Frame1091" text:anchor-type="frame" svg:x="0.45cm" svg:y="0.079cm" svg:width="0.817cm" draw:z-index="26"><draw:text-box fo:min-height="0.355cm"><text:p text:style-name="MP3"><text:page-number text:select-page="current">2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6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6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6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6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6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5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5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4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4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4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4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3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33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35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34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2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4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5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22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2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0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6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7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8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3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10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12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11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4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06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05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9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200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98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95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6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97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92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89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86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87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8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83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82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79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77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8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74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72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3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69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68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66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67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64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65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0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58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9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6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7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54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55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2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3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50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51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8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9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6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7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4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5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42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43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0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1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8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9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36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37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4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5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32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33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31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24" draw:name="Shape7_8" draw:style-name="Mgr9" draw:text-style-name="MP1" svg:x1="9.042cm" svg:y1="0.36cm" svg:x2="20.461cm" svg:y2="0.36cm"><text:p/></draw:line><draw:path text:anchor-type="paragraph" draw:z-index="125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26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28" draw:name="Shape7_9" draw:style-name="Mgr9" draw:text-style-name="MP1" svg:x1="9.042cm" svg:y1="0.36cm" svg:x2="20.461cm" svg:y2="0.36cm"><text:p/></draw:line><draw:path text:anchor-type="paragraph" draw:z-index="129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0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7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2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12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105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6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07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109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0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11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8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196033912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03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5535027830814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04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01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02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99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00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8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91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89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90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7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8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83" draw:name="Shape9" draw:style-name="Mgr1" draw:text-style-name="MP1" svg:x1="11.559cm" svg:y1="0.36cm" svg:x2="20.5cm" svg:y2="0.36cm"><text:p/></draw:line><draw:frame text:anchor-type="paragraph" draw:z-index="84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85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6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8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7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8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7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7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7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7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7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7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6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6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6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6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6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6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5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5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5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5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4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4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4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4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4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4" draw:name="Shape3_0" draw:style-name="Mgr14" draw:text-style-name="MP1" svg:x1="10.893cm" svg:y1="0.403cm" svg:x2="20.503cm" svg:y2="0.327cm"><text:p/></draw:line><draw:path text:anchor-type="char" draw:z-index="35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8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37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36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39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2T18:31:35.467000000</meta:creation-date>
    <meta:editing-duration>PT1H38M20S</meta:editing-duration>
    <meta:editing-cycles>34</meta:editing-cycles>
    <meta:generator>LibreOffice/7.1.4.2$Linux_X86_64 LibreOffice_project/a529a4fab45b75fefc5b6226684193eb000654f6</meta:generator>
    <dc:description>Fiche 3 - série 3</dc:description>
    <dc:title>Calculer : Diviser - Corrigé</dc:title>
    <dc:date>2021-08-23T12:55:18.190398110</dc:date>
    <meta:document-statistic meta:table-count="15" meta:image-count="0" meta:object-count="0" meta:page-count="2" meta:paragraph-count="987" meta:word-count="3487" meta:character-count="21038" meta:non-whitespace-character-count="17922"/>
  </office:meta>
</office:document-meta>
</file>